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53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3819in"/>
    </style:style>
    <style:style style:name="co8" style:family="table-column">
      <style:table-column-properties fo:break-before="auto" style:column-width="0.4957in"/>
    </style:style>
    <style:style style:name="co9" style:family="table-column">
      <style:table-column-properties fo:break-before="auto" style:column-width="0.7035in"/>
    </style:style>
    <style:style style:name="co10" style:family="table-column">
      <style:table-column-properties fo:break-before="auto" style:column-width="0.4016in"/>
    </style:style>
    <style:style style:name="co11" style:family="table-column">
      <style:table-column-properties fo:break-before="auto" style:column-width="1.152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248in"/>
    </style:style>
    <style:style style:name="co15" style:family="table-column">
      <style:table-column-properties fo:break-before="auto" style:column-width="0.6028in"/>
    </style:style>
    <style:style style:name="co16" style:family="table-column">
      <style:table-column-properties fo:break-before="auto" style:column-width="1.5008in"/>
    </style:style>
    <style:style style:name="co17" style:family="table-column">
      <style:table-column-properties fo:break-before="auto" style:column-width="0.2543in"/>
    </style:style>
    <style:style style:name="co18" style:family="table-column">
      <style:table-column-properties fo:break-before="auto" style:column-width="1.5543in"/>
    </style:style>
    <style:style style:name="co19" style:family="table-column">
      <style:table-column-properties fo:break-before="auto" style:column-width="0.8575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1.0035in"/>
    </style:style>
    <style:style style:name="co22" style:family="table-column">
      <style:table-column-properties fo:break-before="auto" style:column-width="0.2528in"/>
    </style:style>
    <style:style style:name="co23" style:family="table-column">
      <style:table-column-properties fo:break-before="auto" style:column-width="0.7598in"/>
    </style:style>
    <style:style style:name="co24" style:family="table-column">
      <style:table-column-properties fo:break-before="auto" style:column-width="1.4717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0.2626in"/>
    </style:style>
    <style:style style:name="co27" style:family="table-column">
      <style:table-column-properties fo:break-before="auto" style:column-width="1.4327in"/>
    </style:style>
    <style:style style:name="co28" style:family="table-column">
      <style:table-column-properties fo:break-before="auto" style:column-width="1.0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background-color="#f6f9d4" style:text-align-source="fix" style:repeat-content="false" fo:border="1.5pt solid #000000"/>
      <style:paragraph-properties fo:text-align="center" fo:margin-left="0in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15" style:family="table-cell" style:parent-style-name="Default">
      <style:table-cell-properties fo:background-color="#f6f9d4" style:text-align-source="fix" style:repeat-content="false" fo:border="1.5pt solid #000000"/>
      <style:paragraph-properties fo:text-align="center" fo:margin-left="0in"/>
    </style:style>
    <style:style style:name="ce14" style:family="table-cell" style:parent-style-name="Default">
      <style:table-cell-properties fo:background-color="#f6f9d4" style:text-align-source="fix" style:repeat-content="false" fo:border="1.5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999999" style:text-align-source="fix" style:repeat-content="false" fo:border="1.5pt solid #000000"/>
      <style:paragraph-properties fo:text-align="center" fo:margin-left="0in"/>
      <style:text-properties fo:font-size="12pt" fo:font-weight="bold"/>
    </style:style>
    <style:style style:name="ce19" style:family="table-cell" style:parent-style-name="Default">
      <style:table-cell-properties fo:background-color="#999999" style:text-align-source="fix" style:repeat-content="false" fo:border="1.5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999999" style:text-align-source="fix" style:repeat-content="false" fo:border="1.5pt solid #000000"/>
      <style:paragraph-properties fo:text-align="center" fo:margin-left="0in"/>
    </style:style>
    <style:style style:name="ce21" style:family="table-cell" style:parent-style-name="Default">
      <style:table-cell-properties fo:background-color="#808080" style:text-align-source="fix" style:repeat-content="false" fo:border="1.5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808080" style:text-align-source="fix" style:repeat-content="false" fo:border="1.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/>
    </style:style>
    <style:style style:name="ce25" style:family="table-cell" style:parent-style-name="Default" style:data-style-name="N43">
      <style:table-cell-properties style:text-align-source="fix" style:repeat-content="false" fo:border="1.5pt solid #000000"/>
      <style:paragraph-properties fo:text-align="center" fo:margin-left="0in"/>
    </style:style>
    <style:style style:name="ce26" style:family="table-cell" style:parent-style-name="Default">
      <style:table-cell-properties fo:background-color="#00a933" style:text-align-source="fix" style:repeat-content="false" fo:border="1.5pt solid #000000"/>
      <style:paragraph-properties fo:text-align="center" fo:margin-left="0in"/>
      <style:text-properties fo:font-size="12pt" fo:font-weight="bold"/>
    </style:style>
    <style:style style:name="ce27" style:family="table-cell" style:parent-style-name="Default">
      <style:table-cell-properties fo:background-color="#afd095" style:text-align-source="fix" style:repeat-content="false" fo:border="1.5pt solid #000000"/>
      <style:paragraph-properties fo:text-align="center" fo:margin-left="0in"/>
    </style:style>
    <style:style style:name="ce28" style:family="table-cell" style:parent-style-name="Default">
      <style:table-cell-properties fo:background-color="#77bc65" style:text-align-source="fix" style:repeat-content="false" fo:border="1.5pt solid #000000"/>
      <style:paragraph-properties fo:text-align="center" fo:margin-left="0in"/>
    </style:style>
    <style:style style:name="ce23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6pt"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 style:data-style-name="N43">
      <style:table-cell-properties style:text-align-source="fix" style:repeat-content="false" fo:border="0.99pt solid #000000"/>
      <style:paragraph-properties fo:text-align="center" fo:margin-left="0in"/>
    </style:style>
    <style:style style:name="ce11" style:family="table-cell" style:parent-style-name="Default">
      <style:table-cell-properties fo:background-color="#3faf46" style:text-align-source="fix" style:repeat-content="false" fo:border="0.99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in"/>
    </style:style>
    <style:style style:name="ce43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RAN-JUZ-1-29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style-name="Default" table:number-columns-repeated="6"/>
          <table:table-cell table:number-columns-repeated="14"/>
        </table:table-row>
        <table:table-row table:style-name="ro2"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2"/>
          <table:table-cell table:style-name="ce26" office:value-type="string" calcext:value-type="string">
            <text:p>PLACE</text:p>
          </table:table-cell>
          <table:table-cell/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2"/>
          <table:table-cell table:style-name="ce26" office:value-type="string" calcext:value-type="string">
            <text:p>PLACE</text:p>
          </table:table-cell>
          <table:table-cell/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2"/>
          <table:table-cell table:style-name="ce26" office:value-type="string" calcext:value-type="string">
            <text:p>PLACE</text:p>
          </table:table-cell>
        </table:table-row>
        <table:table-row table:style-name="ro1"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l-Fatiha</text:p>
          </table:table-cell>
          <table:table-cell table:style-name="ce12" table:formula="of:=&quot;1:1&quot;" office:value-type="string" office:string-value="1:1" calcext:value-type="string">
            <text:p>1:1</text:p>
          </table:table-cell>
          <table:table-cell table:style-name="ce25" table:formula="of:=&quot;1:7&quot;" office:value-type="string" office:string-value="1:7" calcext:value-type="string">
            <text:p>1: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17" calcext:value-type="float" table:number-columns-spanned="1" table:number-rows-spanned="2">
            <text:p>17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l-Anbiya</text:p>
          </table:table-cell>
          <table:table-cell table:style-name="ce12" table:formula="of:=&quot;21:1&quot;" office:value-type="string" office:string-value="21:1" calcext:value-type="string">
            <text:p>21:1</text:p>
          </table:table-cell>
          <table:table-cell table:style-name="ce12" table:formula="of:=&quot;20:112&quot;" office:value-type="string" office:string-value="20:112" calcext:value-type="string">
            <text:p>20:112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4" office:value-type="float" office:value="26" calcext:value-type="float" table:number-columns-spanned="1" table:number-rows-spanned="6">
            <text:p>26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string" calcext:value-type="string">
            <text:p>Al-Ahqaaf</text:p>
          </table:table-cell>
          <table:table-cell table:style-name="ce12" table:formula="of:=&quot;46:1&quot;" office:value-type="string" office:string-value="46:1" calcext:value-type="string">
            <text:p>46:1</text:p>
          </table:table-cell>
          <table:table-cell table:style-name="ce12" table:formula="of:=&quot;46:35&quot;" office:value-type="string" office:string-value="46:35" calcext:value-type="string">
            <text:p>46:35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2" office:value-type="float" office:value="1" calcext:value-type="float">
            <text:p>1</text:p>
          </table:covered-table-cell>
          <table:table-cell table:style-name="ce19" office:value-type="float" office:value="2" calcext:value-type="float" table:number-columns-spanned="1" table:number-rows-spanned="3">
            <text:p>2</text:p>
          </table:table-cell>
          <table:table-cell table:style-name="ce19" office:value-type="string" calcext:value-type="string" table:number-columns-spanned="1" table:number-rows-spanned="3">
            <text:p>Al-Baqarah</text:p>
          </table:table-cell>
          <table:table-cell table:style-name="ce12" table:formula="of:=&quot;2:1&quot;" office:value-type="string" office:string-value="2:1" calcext:value-type="string">
            <text:p>2:1</text:p>
          </table:table-cell>
          <table:table-cell table:style-name="ce12" table:formula="of:=&quot;2:141&quot;" office:value-type="string" office:string-value="2:141" calcext:value-type="string">
            <text:p>2:141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17" calcext:value-type="float">
            <text:p>17</text:p>
          </table:covered-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Al-Hajj</text:p>
          </table:table-cell>
          <table:table-cell table:style-name="ce12" table:formula="of:=&quot;22:1&quot;" office:value-type="string" office:string-value="22:1" calcext:value-type="string">
            <text:p>22:1</text:p>
          </table:table-cell>
          <table:table-cell table:style-name="ce12" table:formula="of:=&quot;22:78&quot;" office:value-type="string" office:string-value="22:78" calcext:value-type="string">
            <text:p>22:78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26" calcext:value-type="float">
            <text:p>26</text:p>
          </table:covered-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Muhammad</text:p>
          </table:table-cell>
          <table:table-cell table:style-name="ce12" table:formula="of:=&quot;47:1&quot;" office:value-type="string" office:string-value="47:1" calcext:value-type="string">
            <text:p>47:1</text:p>
          </table:table-cell>
          <table:table-cell table:style-name="ce12" table:formula="of:=&quot;47:38&quot;" office:value-type="string" office:string-value="47:38" calcext:value-type="string">
            <text:p>47:3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covered-table-cell table:style-name="ce20" office:value-type="float" office:value="2" calcext:value-type="float">
            <text:p>2</text:p>
          </table:covered-table-cell>
          <table:covered-table-cell table:style-name="ce20" office:value-type="string" calcext:value-type="string">
            <text:p>Al-Baqarah</text:p>
          </table:covered-table-cell>
          <table:table-cell table:style-name="ce12" table:formula="of:=&quot;2:142&quot;" office:value-type="string" office:string-value="2:142" calcext:value-type="string">
            <text:p>2:142</text:p>
          </table:table-cell>
          <table:table-cell table:style-name="ce12" table:formula="of:=&quot;2:252&quot;" office:value-type="string" office:string-value="2:252" calcext:value-type="string">
            <text:p>2:252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4" office:value-type="float" office:value="18" calcext:value-type="float" table:number-columns-spanned="1" table:number-rows-spanned="3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Al-Mu’minun</text:p>
          </table:table-cell>
          <table:table-cell table:style-name="ce12" table:formula="of:=&quot;23:1&quot;" office:value-type="string" office:string-value="23:1" calcext:value-type="string">
            <text:p>23:1</text:p>
          </table:table-cell>
          <table:table-cell table:style-name="ce12" table:formula="of:=&quot;23:118&quot;" office:value-type="string" office:string-value="23:118" calcext:value-type="string">
            <text:p>23:118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6" calcext:value-type="float">
            <text:p>26</text:p>
          </table:covered-table-cell>
          <table:table-cell table:style-name="ce20" office:value-type="float" office:value="48" calcext:value-type="float">
            <text:p>48</text:p>
          </table:table-cell>
          <table:table-cell table:style-name="ce20" office:value-type="string" calcext:value-type="string">
            <text:p>Al-Fath</text:p>
          </table:table-cell>
          <table:table-cell table:style-name="ce12" table:formula="of:=&quot;48:1&quot;" office:value-type="string" office:string-value="48:1" calcext:value-type="string">
            <text:p>48:1</text:p>
          </table:table-cell>
          <table:table-cell table:style-name="ce12" table:formula="of:=&quot;48:29&quot;" office:value-type="string" office:string-value="48:29" calcext:value-type="string">
            <text:p>48:29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6" office:value-type="float" office:value="3" calcext:value-type="float" table:number-columns-spanned="1" table:number-rows-spanned="2">
            <text:p>3</text:p>
          </table:table-cell>
          <table:covered-table-cell table:style-name="ce20" office:value-type="float" office:value="2" calcext:value-type="float">
            <text:p>2</text:p>
          </table:covered-table-cell>
          <table:covered-table-cell table:style-name="ce20" office:value-type="string" calcext:value-type="string">
            <text:p>Al-Baqarah</text:p>
          </table:covered-table-cell>
          <table:table-cell table:style-name="ce12" table:formula="of:=&quot;2:253&quot;" office:value-type="string" office:string-value="2:253" calcext:value-type="string">
            <text:p>2:253</text:p>
          </table:table-cell>
          <table:table-cell table:style-name="ce12" table:formula="of:=&quot;2:286&quot;" office:value-type="string" office:string-value="2:286" calcext:value-type="string">
            <text:p>2:286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18" calcext:value-type="float">
            <text:p>18</text:p>
          </table:covered-table-cell>
          <table:table-cell table:style-name="ce20" office:value-type="float" office:value="24" calcext:value-type="float">
            <text:p>24</text:p>
          </table:table-cell>
          <table:table-cell table:style-name="ce20" office:value-type="string" calcext:value-type="string">
            <text:p>An-Nur</text:p>
          </table:table-cell>
          <table:table-cell table:style-name="ce12" table:formula="of:=&quot;24:1&quot;" office:value-type="string" office:string-value="24:1" calcext:value-type="string">
            <text:p>24:1</text:p>
          </table:table-cell>
          <table:table-cell table:style-name="ce12" table:formula="of:=&quot;24:64&quot;" office:value-type="string" office:string-value="24:64" calcext:value-type="string">
            <text:p>24:64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26" calcext:value-type="float">
            <text:p>26</text:p>
          </table:covered-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Al-Hujuraat</text:p>
          </table:table-cell>
          <table:table-cell table:style-name="ce12" table:formula="of:=&quot;49:1&quot;" office:value-type="string" office:string-value="49:1" calcext:value-type="string">
            <text:p>49:1</text:p>
          </table:table-cell>
          <table:table-cell table:style-name="ce12" table:formula="of:=&quot;49:18&quot;" office:value-type="string" office:string-value="49:18" calcext:value-type="string">
            <text:p>49:1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2" office:value-type="float" office:value="3" calcext:value-type="float">
            <text:p>3</text:p>
          </table:covered-table-cell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1" table:number-rows-spanned="2">
            <text:p>Al Imran</text:p>
          </table:table-cell>
          <table:table-cell table:style-name="ce12" table:formula="of:=&quot;3:1&quot;" office:value-type="string" office:string-value="3:1" calcext:value-type="string">
            <text:p>3:1</text:p>
          </table:table-cell>
          <table:table-cell table:style-name="ce12" table:formula="of:=&quot;3:92&quot;" office:value-type="string" office:string-value="3:92" calcext:value-type="string">
            <text:p>3:92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18" calcext:value-type="float">
            <text:p>18</text:p>
          </table:covered-table-cell>
          <table:table-cell table:style-name="ce6" office:value-type="float" office:value="25" calcext:value-type="float" table:number-columns-spanned="1" table:number-rows-spanned="2">
            <text:p>25</text:p>
          </table:table-cell>
          <table:table-cell table:style-name="ce6" office:value-type="string" calcext:value-type="string" table:number-columns-spanned="1" table:number-rows-spanned="2">
            <text:p>Al-Furqan</text:p>
          </table:table-cell>
          <table:table-cell table:style-name="ce12" table:formula="of:=&quot;25:1&quot;" office:value-type="string" office:string-value="25:1" calcext:value-type="string">
            <text:p>25:1</text:p>
          </table:table-cell>
          <table:table-cell table:style-name="ce12" table:formula="of:=&quot;25:20&quot;" office:value-type="string" office:string-value="25:20" calcext:value-type="string">
            <text:p>25:2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6" calcext:value-type="float">
            <text:p>26</text:p>
          </table:covered-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Qaaf</text:p>
          </table:table-cell>
          <table:table-cell table:style-name="ce12" table:formula="of:=&quot;50:1&quot;" office:value-type="string" office:string-value="50:1" calcext:value-type="string">
            <text:p>50:1</text:p>
          </table:table-cell>
          <table:table-cell table:style-name="ce12" table:formula="of:=&quot;50:45&quot;" office:value-type="string" office:string-value="50:45" calcext:value-type="string">
            <text:p>50:45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4" office:value-type="float" office:value="4" calcext:value-type="float" table:number-columns-spanned="1" table:number-rows-spanned="2">
            <text:p>4</text:p>
          </table:table-cell>
          <table:covered-table-cell table:style-name="ce12" office:value-type="float" office:value="3" calcext:value-type="float">
            <text:p>3</text:p>
          </table:covered-table-cell>
          <table:covered-table-cell table:style-name="ce12" office:value-type="string" calcext:value-type="string">
            <text:p>Al Imran</text:p>
          </table:covered-table-cell>
          <table:table-cell table:style-name="ce12" table:formula="of:=&quot;3:93&quot;" office:value-type="string" office:string-value="3:93" calcext:value-type="string">
            <text:p>3:93</text:p>
          </table:table-cell>
          <table:table-cell table:style-name="ce12" table:formula="of:=&quot;3:200&quot;" office:value-type="string" office:string-value="3:200" calcext:value-type="string">
            <text:p>3:200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 table:style-name="ce12" office:value-type="float" office:value="25" calcext:value-type="float">
            <text:p>25</text:p>
          </table:covered-table-cell>
          <table:covered-table-cell table:style-name="ce12" office:value-type="string" calcext:value-type="string">
            <text:p>Al-Furqan</text:p>
          </table:covered-table-cell>
          <table:table-cell table:style-name="ce12" table:formula="of:=&quot;25:21&quot;" office:value-type="string" office:string-value="25:21" calcext:value-type="string">
            <text:p>25:21</text:p>
          </table:table-cell>
          <table:table-cell table:style-name="ce12" table:formula="of:=&quot;25:77&quot;" office:value-type="string" office:string-value="25:77" calcext:value-type="string">
            <text:p>25:7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6" calcext:value-type="float">
            <text:p>26</text:p>
          </table:covered-table-cell>
          <table:table-cell table:style-name="ce6" office:value-type="float" office:value="51" calcext:value-type="float" table:number-columns-spanned="1" table:number-rows-spanned="2">
            <text:p>51</text:p>
          </table:table-cell>
          <table:table-cell table:style-name="ce6" office:value-type="string" calcext:value-type="string" table:number-columns-spanned="1" table:number-rows-spanned="2">
            <text:p>Adh-Dhaariyaat</text:p>
          </table:table-cell>
          <table:table-cell table:style-name="ce12" table:formula="of:=&quot;51:1&quot;" office:value-type="string" office:string-value="51:1" calcext:value-type="string">
            <text:p>51:1</text:p>
          </table:table-cell>
          <table:table-cell table:style-name="ce12" table:formula="of:=&quot;51:30&quot;" office:value-type="string" office:string-value="51:30" calcext:value-type="string">
            <text:p>51:3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2" office:value-type="float" office:value="4" calcext:value-type="float">
            <text:p>4</text:p>
          </table:covered-table-cell>
          <table:table-cell table:style-name="ce19" office:value-type="float" office:value="4" calcext:value-type="float" table:number-columns-spanned="1" table:number-rows-spanned="3">
            <text:p>4</text:p>
          </table:table-cell>
          <table:table-cell table:style-name="ce19" office:value-type="string" calcext:value-type="string" table:number-columns-spanned="1" table:number-rows-spanned="3">
            <text:p>An-Nisa</text:p>
          </table:table-cell>
          <table:table-cell table:style-name="ce12" table:formula="of:=&quot;4:1&quot;" office:value-type="string" office:string-value="4:1" calcext:value-type="string">
            <text:p>4:1</text:p>
          </table:table-cell>
          <table:table-cell table:style-name="ce12" table:formula="of:=&quot;4:23&quot;" office:value-type="string" office:string-value="4:23" calcext:value-type="string">
            <text:p>4:23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19" calcext:value-type="float">
            <text:p>19</text:p>
          </table:covered-table-cell>
          <table:table-cell table:style-name="ce20" office:value-type="float" office:value="26" calcext:value-type="float">
            <text:p>26</text:p>
          </table:table-cell>
          <table:table-cell table:style-name="ce20" office:value-type="string" calcext:value-type="string">
            <text:p>Ash-Shu’ara</text:p>
          </table:table-cell>
          <table:table-cell table:style-name="ce12" table:formula="of:=&quot;26:1&quot;" office:value-type="string" office:string-value="26:1" calcext:value-type="string">
            <text:p>26:1</text:p>
          </table:table-cell>
          <table:table-cell table:style-name="ce12" table:formula="of:=&quot;26:227&quot;" office:value-type="string" office:string-value="26:227" calcext:value-type="string">
            <text:p>26:22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7" calcext:value-type="float" table:number-columns-spanned="1" table:number-rows-spanned="7">
            <text:p>27</text:p>
          </table:table-cell>
          <table:covered-table-cell table:style-name="ce12" office:value-type="float" office:value="51" calcext:value-type="float">
            <text:p>51</text:p>
          </table:covered-table-cell>
          <table:covered-table-cell table:style-name="ce12" office:value-type="string" calcext:value-type="string">
            <text:p>Adh-Dhaariyaat</text:p>
          </table:covered-table-cell>
          <table:table-cell table:style-name="ce12" table:formula="of:=&quot;51:31&quot;" office:value-type="string" office:string-value="51:31" calcext:value-type="string">
            <text:p>51:31</text:p>
          </table:table-cell>
          <table:table-cell table:style-name="ce12" table:formula="of:=&quot;51:60&quot;" office:value-type="string" office:string-value="51:60" calcext:value-type="string">
            <text:p>51:6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covered-table-cell table:style-name="ce20" office:value-type="float" office:value="4" calcext:value-type="float">
            <text:p>4</text:p>
          </table:covered-table-cell>
          <table:covered-table-cell table:style-name="ce20" office:value-type="string" calcext:value-type="string">
            <text:p>An-Nisa</text:p>
          </table:covered-table-cell>
          <table:table-cell table:style-name="ce12" table:formula="of:=&quot;4:24&quot;" office:value-type="string" office:string-value="4:24" calcext:value-type="string">
            <text:p>4:24</text:p>
          </table:table-cell>
          <table:table-cell table:style-name="ce12" table:formula="of:=&quot;4:147&quot;" office:value-type="string" office:string-value="4:147" calcext:value-type="string">
            <text:p>4:147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19" calcext:value-type="float">
            <text:p>19</text:p>
          </table:covered-table-cell>
          <table:table-cell table:style-name="ce6" office:value-type="float" office:value="27" calcext:value-type="float" table:number-columns-spanned="1" table:number-rows-spanned="2">
            <text:p>27</text:p>
          </table:table-cell>
          <table:table-cell table:style-name="ce6" office:value-type="string" calcext:value-type="string" table:number-columns-spanned="1" table:number-rows-spanned="2">
            <text:p>An-Naml</text:p>
          </table:table-cell>
          <table:table-cell table:style-name="ce12" table:formula="of:=&quot;27:1&quot;" office:value-type="string" office:string-value="27:1" calcext:value-type="string">
            <text:p>27:1</text:p>
          </table:table-cell>
          <table:table-cell table:style-name="ce12" table:formula="of:=&quot;27:55&quot;" office:value-type="string" office:string-value="27:55" calcext:value-type="string">
            <text:p>27:5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7" calcext:value-type="float">
            <text:p>27</text:p>
          </table:covered-table-cell>
          <table:table-cell table:style-name="ce20" office:value-type="float" office:value="52" calcext:value-type="float">
            <text:p>52</text:p>
          </table:table-cell>
          <table:table-cell table:style-name="ce20" office:value-type="string" calcext:value-type="string">
            <text:p>At-Toor</text:p>
          </table:table-cell>
          <table:table-cell table:style-name="ce12" table:formula="of:=&quot;52:1&quot;" office:value-type="string" office:string-value="52:1" calcext:value-type="string">
            <text:p>52:1</text:p>
          </table:table-cell>
          <table:table-cell table:style-name="ce12" table:formula="of:=&quot;52:49&quot;" office:value-type="string" office:string-value="52:49" calcext:value-type="string">
            <text:p>52:49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4" office:value-type="float" office:value="6" calcext:value-type="float" table:number-columns-spanned="1" table:number-rows-spanned="2">
            <text:p>6</text:p>
          </table:table-cell>
          <table:covered-table-cell table:style-name="ce20" office:value-type="float" office:value="4" calcext:value-type="float">
            <text:p>4</text:p>
          </table:covered-table-cell>
          <table:covered-table-cell table:style-name="ce20" office:value-type="string" calcext:value-type="string">
            <text:p>An-Nisa</text:p>
          </table:covered-table-cell>
          <table:table-cell table:style-name="ce12" table:formula="of:=&quot;4:148&quot;" office:value-type="string" office:string-value="4:148" calcext:value-type="string">
            <text:p>4:148</text:p>
          </table:table-cell>
          <table:table-cell table:style-name="ce12" table:formula="of:=&quot;4:176&quot;" office:value-type="string" office:string-value="4:176" calcext:value-type="string">
            <text:p>4:176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4" office:value-type="float" office:value="20" calcext:value-type="float" table:number-columns-spanned="1" table:number-rows-spanned="3">
            <text:p>20</text:p>
          </table:table-cell>
          <table:covered-table-cell table:style-name="ce12" office:value-type="float" office:value="27" calcext:value-type="float">
            <text:p>27</text:p>
          </table:covered-table-cell>
          <table:covered-table-cell table:style-name="ce12" office:value-type="string" calcext:value-type="string">
            <text:p>An-Naml</text:p>
          </table:covered-table-cell>
          <table:table-cell table:style-name="ce12" table:formula="of:=&quot;27:56&quot;" office:value-type="string" office:string-value="27:56" calcext:value-type="string">
            <text:p>27:56</text:p>
          </table:table-cell>
          <table:table-cell table:style-name="ce12" table:formula="of:=&quot;27:93&quot;" office:value-type="string" office:string-value="27:93" calcext:value-type="string">
            <text:p>27:9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7" calcext:value-type="float">
            <text:p>27</text:p>
          </table:covered-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An-Najm</text:p>
          </table:table-cell>
          <table:table-cell table:style-name="ce12" table:formula="of:=&quot;53:1&quot;" office:value-type="string" office:string-value="53:1" calcext:value-type="string">
            <text:p>53:1</text:p>
          </table:table-cell>
          <table:table-cell table:style-name="ce12" table:formula="of:=&quot;53:62&quot;" office:value-type="string" office:string-value="53:62" calcext:value-type="string">
            <text:p>53:62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2" office:value-type="float" office:value="6" calcext:value-type="float">
            <text:p>6</text:p>
          </table:covered-table-cell>
          <table:table-cell table:style-name="ce6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1" table:number-rows-spanned="2">
            <text:p>Al-Ma'idah</text:p>
          </table:table-cell>
          <table:table-cell table:style-name="ce12" table:formula="of:=&quot;5:1&quot;" office:value-type="string" office:string-value="5:1" calcext:value-type="string">
            <text:p>5:1</text:p>
          </table:table-cell>
          <table:table-cell table:style-name="ce12" table:formula="of:=&quot;5:82&quot;" office:value-type="string" office:string-value="5:82" calcext:value-type="string">
            <text:p>5:82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20" calcext:value-type="float">
            <text:p>20</text:p>
          </table:covered-table-cell>
          <table:table-cell table:style-name="ce20" office:value-type="float" office:value="28" calcext:value-type="float">
            <text:p>28</text:p>
          </table:table-cell>
          <table:table-cell table:style-name="ce20" office:value-type="string" calcext:value-type="string">
            <text:p>Al-Qasas</text:p>
          </table:table-cell>
          <table:table-cell table:style-name="ce12" table:formula="of:=&quot;28:1&quot;" office:value-type="string" office:string-value="28:1" calcext:value-type="string">
            <text:p>28:1</text:p>
          </table:table-cell>
          <table:table-cell table:style-name="ce12" table:formula="of:=&quot;28:88&quot;" office:value-type="string" office:string-value="28:88" calcext:value-type="string">
            <text:p>28:88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7" calcext:value-type="float">
            <text:p>27</text:p>
          </table:covered-table-cell>
          <table:table-cell table:style-name="ce20" office:value-type="float" office:value="54" calcext:value-type="float">
            <text:p>54</text:p>
          </table:table-cell>
          <table:table-cell table:style-name="ce20" office:value-type="string" calcext:value-type="string">
            <text:p>Al-Qamar</text:p>
          </table:table-cell>
          <table:table-cell table:style-name="ce12" table:formula="of:=&quot;54:1&quot;" office:value-type="string" office:string-value="54:1" calcext:value-type="string">
            <text:p>54:1</text:p>
          </table:table-cell>
          <table:table-cell table:style-name="ce12" table:formula="of:=&quot;54:55&quot;" office:value-type="string" office:string-value="54:55" calcext:value-type="string">
            <text:p>54:55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6" office:value-type="float" office:value="7" calcext:value-type="float" table:number-columns-spanned="1" table:number-rows-spanned="2">
            <text:p>7</text:p>
          </table:table-cell>
          <table:covered-table-cell table:style-name="ce12" office:value-type="float" office:value="5" calcext:value-type="float">
            <text:p>5</text:p>
          </table:covered-table-cell>
          <table:covered-table-cell table:style-name="ce12" office:value-type="string" calcext:value-type="string">
            <text:p>Al-Ma'idah</text:p>
          </table:covered-table-cell>
          <table:table-cell table:style-name="ce12" table:formula="of:=&quot;5:83&quot;" office:value-type="string" office:string-value="5:83" calcext:value-type="string">
            <text:p>5:83</text:p>
          </table:table-cell>
          <table:table-cell table:style-name="ce12" table:formula="of:=&quot;5:120&quot;" office:value-type="string" office:string-value="5:120" calcext:value-type="string">
            <text:p>5:120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20" calcext:value-type="float">
            <text:p>20</text:p>
          </table:covered-table-cell>
          <table:table-cell table:style-name="ce6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1" table:number-rows-spanned="2">
            <text:p>Al-Ankabut</text:p>
          </table:table-cell>
          <table:table-cell table:style-name="ce12" table:formula="of:=&quot;29:1&quot;" office:value-type="string" office:string-value="29:1" calcext:value-type="string">
            <text:p>29:1</text:p>
          </table:table-cell>
          <table:table-cell table:style-name="ce12" table:formula="of:=&quot;29:45&quot;" office:value-type="string" office:string-value="29:45" calcext:value-type="string">
            <text:p>29:4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7" calcext:value-type="float">
            <text:p>27</text:p>
          </table:covered-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Ar-Rahman</text:p>
          </table:table-cell>
          <table:table-cell table:style-name="ce12" table:formula="of:=&quot;55:1&quot;" office:value-type="string" office:string-value="55:1" calcext:value-type="string">
            <text:p>55:1</text:p>
          </table:table-cell>
          <table:table-cell table:style-name="ce12" table:formula="of:=&quot;55:78&quot;" office:value-type="string" office:string-value="55:78" calcext:value-type="string">
            <text:p>55:7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2" office:value-type="float" office:value="7" calcext:value-type="float">
            <text:p>7</text:p>
          </table:covered-table-cell>
          <table:table-cell table:style-name="ce19" office:value-type="float" office:value="6" calcext:value-type="float" table:number-columns-spanned="1" table:number-rows-spanned="2">
            <text:p>6</text:p>
          </table:table-cell>
          <table:table-cell table:style-name="ce19" office:value-type="string" calcext:value-type="string" table:number-columns-spanned="1" table:number-rows-spanned="2">
            <text:p>Al-An'am</text:p>
          </table:table-cell>
          <table:table-cell table:style-name="ce12" table:formula="of:=&quot;6:1&quot;" office:value-type="string" office:string-value="6:1" calcext:value-type="string">
            <text:p>6:1</text:p>
          </table:table-cell>
          <table:table-cell table:style-name="ce12" table:formula="of:=&quot;6:110&quot;" office:value-type="string" office:string-value="6:110" calcext:value-type="string">
            <text:p>6:11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1" calcext:value-type="float" table:number-columns-spanned="1" table:number-rows-spanned="5">
            <text:p>21</text:p>
          </table:table-cell>
          <table:covered-table-cell table:style-name="ce12" office:value-type="float" office:value="29" calcext:value-type="float">
            <text:p>29</text:p>
          </table:covered-table-cell>
          <table:covered-table-cell table:style-name="ce12" office:value-type="string" calcext:value-type="string">
            <text:p>Al-Ankabut</text:p>
          </table:covered-table-cell>
          <table:table-cell table:style-name="ce12" table:formula="of:=&quot;29:46&quot;" office:value-type="string" office:string-value="29:46" calcext:value-type="string">
            <text:p>29:46</text:p>
          </table:table-cell>
          <table:table-cell table:style-name="ce12" table:formula="of:=&quot;29:69&quot;" office:value-type="string" office:string-value="29:69" calcext:value-type="string">
            <text:p>29:6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7" calcext:value-type="float">
            <text:p>27</text:p>
          </table:covered-table-cell>
          <table:table-cell table:style-name="ce20" office:value-type="float" office:value="56" calcext:value-type="float">
            <text:p>56</text:p>
          </table:table-cell>
          <table:table-cell table:style-name="ce20" office:value-type="string" calcext:value-type="string">
            <text:p>Al-Waqi’a</text:p>
          </table:table-cell>
          <table:table-cell table:style-name="ce12" table:formula="of:=&quot;56:1&quot;" office:value-type="string" office:string-value="56:1" calcext:value-type="string">
            <text:p>56:1</text:p>
          </table:table-cell>
          <table:table-cell table:style-name="ce12" table:formula="of:=&quot;56:96&quot;" office:value-type="string" office:string-value="56:96" calcext:value-type="string">
            <text:p>56:96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4" office:value-type="float" office:value="8" calcext:value-type="float" table:number-columns-spanned="1" table:number-rows-spanned="2">
            <text:p>8</text:p>
          </table:table-cell>
          <table:covered-table-cell table:style-name="ce20" office:value-type="float" office:value="6" calcext:value-type="float">
            <text:p>6</text:p>
          </table:covered-table-cell>
          <table:covered-table-cell table:style-name="ce20" office:value-type="string" calcext:value-type="string">
            <text:p>Al-An'am</text:p>
          </table:covered-table-cell>
          <table:table-cell table:style-name="ce12" table:formula="of:=&quot;6:111&quot;" office:value-type="string" office:string-value="6:111" calcext:value-type="string">
            <text:p>6:111</text:p>
          </table:table-cell>
          <table:table-cell table:style-name="ce12" table:formula="of:=&quot;6:165&quot;" office:value-type="string" office:string-value="6:165" calcext:value-type="string">
            <text:p>6:16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1" calcext:value-type="float">
            <text:p>21</text:p>
          </table:covered-table-cell>
          <table:table-cell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Ar-Rum</text:p>
          </table:table-cell>
          <table:table-cell table:style-name="ce12" table:formula="of:=&quot;30:1&quot;" office:value-type="string" office:string-value="30:1" calcext:value-type="string">
            <text:p>30:1</text:p>
          </table:table-cell>
          <table:table-cell table:style-name="ce12" table:formula="of:=&quot;30:60&quot;" office:value-type="string" office:string-value="30:60" calcext:value-type="string">
            <text:p>30:6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7" calcext:value-type="float">
            <text:p>27</text:p>
          </table:covered-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Al-Hadeed</text:p>
          </table:table-cell>
          <table:table-cell table:style-name="ce12" table:formula="of:=&quot;57:1&quot;" office:value-type="string" office:string-value="57:1" calcext:value-type="string">
            <text:p>57:1</text:p>
          </table:table-cell>
          <table:table-cell table:style-name="ce12" table:formula="of:=&quot;57:29&quot;" office:value-type="string" office:string-value="57:29" calcext:value-type="string">
            <text:p>57:29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2" office:value-type="float" office:value="8" calcext:value-type="float">
            <text:p>8</text:p>
          </table:covered-table-cell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Al-A'raf</text:p>
          </table:table-cell>
          <table:table-cell table:style-name="ce12" table:formula="of:=&quot;7:1&quot;" office:value-type="string" office:string-value="7:1" calcext:value-type="string">
            <text:p>7:1</text:p>
          </table:table-cell>
          <table:table-cell table:style-name="ce12" table:formula="of:=&quot;7:87&quot;" office:value-type="string" office:string-value="7:87" calcext:value-type="string">
            <text:p>7:8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1" calcext:value-type="float">
            <text:p>21</text:p>
          </table:covered-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Luqmaan</text:p>
          </table:table-cell>
          <table:table-cell table:style-name="ce12" table:formula="of:=&quot;31:1&quot;" office:value-type="string" office:string-value="31:1" calcext:value-type="string">
            <text:p>31:1</text:p>
          </table:table-cell>
          <table:table-cell table:style-name="ce12" table:formula="of:=&quot;31:34&quot;" office:value-type="string" office:string-value="31:34" calcext:value-type="string">
            <text:p>31:34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4" office:value-type="float" office:value="28" calcext:value-type="float" table:number-columns-spanned="1" table:number-rows-spanned="9">
            <text:p>2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string" calcext:value-type="string">
            <text:p>Al-Mujadila</text:p>
          </table:table-cell>
          <table:table-cell table:style-name="ce12" table:formula="of:=&quot;58:1&quot;" office:value-type="string" office:string-value="58:1" calcext:value-type="string">
            <text:p>58:1</text:p>
          </table:table-cell>
          <table:table-cell table:style-name="ce12" table:formula="of:=&quot;58:22&quot;" office:value-type="string" office:string-value="58:22" calcext:value-type="string">
            <text:p>58:22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6" office:value-type="float" office:value="9" calcext:value-type="float" table:number-columns-spanned="1" table:number-rows-spanned="2">
            <text:p>9</text:p>
          </table:table-cell>
          <table:covered-table-cell table:style-name="ce12" office:value-type="float" office:value="7" calcext:value-type="float">
            <text:p>7</text:p>
          </table:covered-table-cell>
          <table:covered-table-cell table:style-name="ce12" office:value-type="string" calcext:value-type="string">
            <text:p>Al-A'raf</text:p>
          </table:covered-table-cell>
          <table:table-cell table:style-name="ce12" table:formula="of:=&quot;7:87&quot;" office:value-type="string" office:string-value="7:87" calcext:value-type="string">
            <text:p>7:87</text:p>
          </table:table-cell>
          <table:table-cell table:style-name="ce12" table:formula="of:=&quot;7:206&quot;" office:value-type="string" office:string-value="7:206" calcext:value-type="string">
            <text:p>7:206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1" calcext:value-type="float">
            <text:p>21</text:p>
          </table:covered-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As-Sajda</text:p>
          </table:table-cell>
          <table:table-cell table:style-name="ce12" table:formula="of:=&quot;32:1&quot;" office:value-type="string" office:string-value="32:1" calcext:value-type="string">
            <text:p>32:1</text:p>
          </table:table-cell>
          <table:table-cell table:style-name="ce12" table:formula="of:=&quot;32:30&quot;" office:value-type="string" office:string-value="32:30" calcext:value-type="string">
            <text:p>32:3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8" calcext:value-type="float">
            <text:p>28</text:p>
          </table:covered-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Al-Hashr</text:p>
          </table:table-cell>
          <table:table-cell table:style-name="ce12" table:formula="of:=&quot;59:1&quot;" office:value-type="string" office:string-value="59:1" calcext:value-type="string">
            <text:p>59:1</text:p>
          </table:table-cell>
          <table:table-cell table:style-name="ce12" table:formula="of:=&quot;59:24&quot;" office:value-type="string" office:string-value="59:24" calcext:value-type="string">
            <text:p>59:24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2" office:value-type="float" office:value="9" calcext:value-type="float">
            <text:p>9</text:p>
          </table:covered-table-cell>
          <table:table-cell table:style-name="ce21" office:value-type="float" office:value="8" calcext:value-type="float" table:number-columns-spanned="1" table:number-rows-spanned="2">
            <text:p>8</text:p>
          </table:table-cell>
          <table:table-cell table:style-name="ce21" office:value-type="string" calcext:value-type="string" table:number-columns-spanned="1" table:number-rows-spanned="2">
            <text:p>Al-Anfal</text:p>
          </table:table-cell>
          <table:table-cell table:style-name="ce12" table:formula="of:=&quot;8:1&quot;" office:value-type="string" office:string-value="8:1" calcext:value-type="string">
            <text:p>8:1</text:p>
          </table:table-cell>
          <table:table-cell table:style-name="ce12" table:formula="of:=&quot;8:40&quot;" office:value-type="string" office:string-value="8:40" calcext:value-type="string">
            <text:p>8:40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21" calcext:value-type="float">
            <text:p>21</text:p>
          </table:covered-table-cell>
          <table:table-cell table:style-name="ce6" office:value-type="float" office:value="33" calcext:value-type="float" table:number-columns-spanned="1" table:number-rows-spanned="2">
            <text:p>33</text:p>
          </table:table-cell>
          <table:table-cell table:style-name="ce6" office:value-type="string" calcext:value-type="string" table:number-columns-spanned="1" table:number-rows-spanned="2">
            <text:p>Al-Ahzaab</text:p>
          </table:table-cell>
          <table:table-cell table:style-name="ce12" table:formula="of:=&quot;33:1&quot;" office:value-type="string" office:string-value="33:1" calcext:value-type="string">
            <text:p>33:1</text:p>
          </table:table-cell>
          <table:table-cell table:style-name="ce12" table:formula="of:=&quot;33:30&quot;" office:value-type="string" office:string-value="33:30" calcext:value-type="string">
            <text:p>33:30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28" calcext:value-type="float">
            <text:p>28</text:p>
          </table:covered-table-cell>
          <table:table-cell table:style-name="ce29" office:value-type="float" office:value="60" calcext:value-type="float">
            <text:p>60</text:p>
          </table:table-cell>
          <table:table-cell table:style-name="ce29" office:value-type="string" calcext:value-type="string">
            <text:p>Al-Mumtahanah</text:p>
          </table:table-cell>
          <table:table-cell table:style-name="ce12" table:formula="of:=&quot;60:1&quot;" office:value-type="string" office:string-value="60:1" calcext:value-type="string">
            <text:p>60:1</text:p>
          </table:table-cell>
          <table:table-cell table:style-name="ce12" table:formula="of:=&quot;60:13&quot;" office:value-type="string" office:string-value="60:13" calcext:value-type="string">
            <text:p>60:13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14" office:value-type="float" office:value="10" calcext:value-type="float" table:number-columns-spanned="1" table:number-rows-spanned="2">
            <text:p>10</text:p>
          </table:table-cell>
          <table:covered-table-cell table:style-name="ce29" office:value-type="float" office:value="8" calcext:value-type="float">
            <text:p>8</text:p>
          </table:covered-table-cell>
          <table:covered-table-cell table:style-name="ce29" office:value-type="string" calcext:value-type="string">
            <text:p>Al-Anfal</text:p>
          </table:covered-table-cell>
          <table:table-cell table:style-name="ce12" table:formula="of:=&quot;8:41&quot;" office:value-type="string" office:string-value="8:41" calcext:value-type="string">
            <text:p>8:41</text:p>
          </table:table-cell>
          <table:table-cell table:style-name="ce12" table:formula="of:=&quot;8:75&quot;" office:value-type="string" office:string-value="8:75" calcext:value-type="string">
            <text:p>8:75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4" office:value-type="float" office:value="22" calcext:value-type="float" table:number-columns-spanned="1" table:number-rows-spanned="4">
            <text:p>22</text:p>
          </table:table-cell>
          <table:covered-table-cell table:style-name="ce12" office:value-type="float" office:value="33" calcext:value-type="float">
            <text:p>33</text:p>
          </table:covered-table-cell>
          <table:covered-table-cell table:style-name="ce12" office:value-type="string" calcext:value-type="string">
            <text:p>Al-Ahzaab</text:p>
          </table:covered-table-cell>
          <table:table-cell table:style-name="ce12" table:formula="of:=&quot;33:31&quot;" office:value-type="string" office:string-value="33:31" calcext:value-type="string">
            <text:p>33:31</text:p>
          </table:table-cell>
          <table:table-cell table:style-name="ce12" table:formula="of:=&quot;33:73&quot;" office:value-type="string" office:string-value="33:73" calcext:value-type="string">
            <text:p>33:73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28" calcext:value-type="float">
            <text:p>28</text:p>
          </table:covered-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As-Saff</text:p>
          </table:table-cell>
          <table:table-cell table:style-name="ce12" table:formula="of:=&quot;61:1&quot;" office:value-type="string" office:string-value="61:1" calcext:value-type="string">
            <text:p>61:1</text:p>
          </table:table-cell>
          <table:table-cell table:style-name="ce12" table:formula="of:=&quot;61:14&quot;" office:value-type="string" office:string-value="61:14" calcext:value-type="string">
            <text:p>61:14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2" office:value-type="float" office:value="10" calcext:value-type="float">
            <text:p>10</text:p>
          </table:covered-table-cell>
          <table:table-cell table:style-name="ce6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1" table:number-rows-spanned="2">
            <text:p>At-Tawbah</text:p>
          </table:table-cell>
          <table:table-cell table:style-name="ce12" table:formula="of:=&quot;9:1&quot;" office:value-type="string" office:string-value="9:1" calcext:value-type="string">
            <text:p>9:1</text:p>
          </table:table-cell>
          <table:table-cell table:style-name="ce12" table:formula="of:=&quot;9:92&quot;" office:value-type="string" office:string-value="9:92" calcext:value-type="string">
            <text:p>9:92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22" calcext:value-type="float">
            <text:p>22</text:p>
          </table:covered-table-cell>
          <table:table-cell table:style-name="ce20" office:value-type="float" office:value="34" calcext:value-type="float">
            <text:p>34</text:p>
          </table:table-cell>
          <table:table-cell table:style-name="ce20" office:value-type="string" calcext:value-type="string">
            <text:p>Saba</text:p>
          </table:table-cell>
          <table:table-cell table:style-name="ce12" table:formula="of:=&quot;34:1&quot;" office:value-type="string" office:string-value="34:1" calcext:value-type="string">
            <text:p>34:1</text:p>
          </table:table-cell>
          <table:table-cell table:style-name="ce12" table:formula="of:=&quot;34:54&quot;" office:value-type="string" office:string-value="34:54" calcext:value-type="string">
            <text:p>34:54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8" calcext:value-type="float">
            <text:p>28</text:p>
          </table:covered-table-cell>
          <table:table-cell table:style-name="ce20" office:value-type="float" office:value="62" calcext:value-type="float">
            <text:p>62</text:p>
          </table:table-cell>
          <table:table-cell table:style-name="ce20" office:value-type="string" calcext:value-type="string">
            <text:p>Al-Jumu’ah</text:p>
          </table:table-cell>
          <table:table-cell table:style-name="ce12" table:formula="of:=&quot;62:1&quot;" office:value-type="string" office:string-value="62:1" calcext:value-type="string">
            <text:p>62:1</text:p>
          </table:table-cell>
          <table:table-cell table:style-name="ce12" table:formula="of:=&quot;62:11&quot;" office:value-type="string" office:string-value="62:11" calcext:value-type="string">
            <text:p>62:11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 table:style-name="ce12" office:value-type="float" office:value="9" calcext:value-type="float">
            <text:p>9</text:p>
          </table:covered-table-cell>
          <table:covered-table-cell table:style-name="ce12" office:value-type="string" calcext:value-type="string">
            <text:p>At-Tawbah</text:p>
          </table:covered-table-cell>
          <table:table-cell table:style-name="ce12" table:formula="of:=&quot;9:93&quot;" office:value-type="string" office:string-value="9:93" calcext:value-type="string">
            <text:p>9:93</text:p>
          </table:table-cell>
          <table:table-cell table:style-name="ce12" table:formula="of:=&quot;9:129&quot;" office:value-type="string" office:string-value="9:129" calcext:value-type="string">
            <text:p>9:129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2" office:value-type="float" office:value="22" calcext:value-type="float">
            <text:p>22</text:p>
          </table:covered-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Faatir</text:p>
          </table:table-cell>
          <table:table-cell table:style-name="ce12" table:formula="of:=&quot;35:1&quot;" office:value-type="string" office:string-value="35:1" calcext:value-type="string">
            <text:p>35:1</text:p>
          </table:table-cell>
          <table:table-cell table:style-name="ce12" table:formula="of:=&quot;35:45&quot;" office:value-type="string" office:string-value="35:45" calcext:value-type="string">
            <text:p>35:4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8" calcext:value-type="float">
            <text:p>28</text:p>
          </table:covered-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Al-Munafiqoon</text:p>
          </table:table-cell>
          <table:table-cell table:style-name="ce12" table:formula="of:=&quot;63:1&quot;" office:value-type="string" office:string-value="63:1" calcext:value-type="string">
            <text:p>63:1</text:p>
          </table:table-cell>
          <table:table-cell table:style-name="ce12" table:formula="of:=&quot;63:11&quot;" office:value-type="string" office:string-value="63:11" calcext:value-type="string">
            <text:p>63:11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2" office:value-type="float" office:value="11" calcext:value-type="float">
            <text:p>11</text:p>
          </table:covered-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Yunus</text:p>
          </table:table-cell>
          <table:table-cell table:style-name="ce12" table:formula="of:=&quot;10:1&quot;" office:value-type="string" office:string-value="10:1" calcext:value-type="string">
            <text:p>10:1</text:p>
          </table:table-cell>
          <table:table-cell table:style-name="ce12" table:formula="of:=&quot;10:109&quot;" office:value-type="string" office:string-value="10:109" calcext:value-type="string">
            <text:p>10:10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2" calcext:value-type="float">
            <text:p>22</text:p>
          </table:covered-table-cell>
          <table:table-cell table:style-name="ce19" office:value-type="float" office:value="36" calcext:value-type="float" table:number-columns-spanned="1" table:number-rows-spanned="2">
            <text:p>36</text:p>
          </table:table-cell>
          <table:table-cell table:style-name="ce19" office:value-type="string" calcext:value-type="string" table:number-columns-spanned="1" table:number-rows-spanned="2">
            <text:p>Yaseen</text:p>
          </table:table-cell>
          <table:table-cell table:style-name="ce12" table:formula="of:=&quot;36:1&quot;" office:value-type="string" office:string-value="36:1" calcext:value-type="string">
            <text:p>36:1</text:p>
          </table:table-cell>
          <table:table-cell table:style-name="ce12" table:formula="of:=&quot;36:27&quot;" office:value-type="string" office:string-value="36:27" calcext:value-type="string">
            <text:p>36:2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8" calcext:value-type="float">
            <text:p>28</text:p>
          </table:covered-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At-Taghabun</text:p>
          </table:table-cell>
          <table:table-cell table:style-name="ce12" table:formula="of:=&quot;64:1&quot;" office:value-type="string" office:string-value="64:1" calcext:value-type="string">
            <text:p>64:1</text:p>
          </table:table-cell>
          <table:table-cell table:style-name="ce12" table:formula="of:=&quot;64:18&quot;" office:value-type="string" office:string-value="64:18" calcext:value-type="string">
            <text:p>64:1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2" office:value-type="float" office:value="11" calcext:value-type="float">
            <text:p>11</text:p>
          </table:covered-table-cell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1" table:number-rows-spanned="2">
            <text:p>Hud</text:p>
          </table:table-cell>
          <table:table-cell table:style-name="ce12" table:formula="of:=&quot;11:1&quot;" office:value-type="string" office:string-value="11:1" calcext:value-type="string">
            <text:p>11:1</text:p>
          </table:table-cell>
          <table:table-cell table:style-name="ce12" table:formula="of:=&quot;11:5&quot;" office:value-type="string" office:string-value="11:5" calcext:value-type="string">
            <text:p>11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3" calcext:value-type="float" table:number-columns-spanned="1" table:number-rows-spanned="4">
            <text:p>23</text:p>
          </table:table-cell>
          <table:covered-table-cell table:style-name="ce20" office:value-type="float" office:value="36" calcext:value-type="float">
            <text:p>36</text:p>
          </table:covered-table-cell>
          <table:covered-table-cell table:style-name="ce20" office:value-type="string" calcext:value-type="string">
            <text:p>Yaseen</text:p>
          </table:covered-table-cell>
          <table:table-cell table:style-name="ce12" table:formula="of:=&quot;36:28&quot;" office:value-type="string" office:string-value="36:28" calcext:value-type="string">
            <text:p>36:28</text:p>
          </table:table-cell>
          <table:table-cell table:style-name="ce12" table:formula="of:=&quot;36:83&quot;" office:value-type="string" office:string-value="36:83" calcext:value-type="string">
            <text:p>36:8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8" calcext:value-type="float">
            <text:p>28</text:p>
          </table:covered-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At-Talaq</text:p>
          </table:table-cell>
          <table:table-cell table:style-name="ce12" table:formula="of:=&quot;65:1&quot;" office:value-type="string" office:string-value="65:1" calcext:value-type="string">
            <text:p>65:1</text:p>
          </table:table-cell>
          <table:table-cell table:style-name="ce12" table:formula="of:=&quot;65:12&quot;" office:value-type="string" office:string-value="65:12" calcext:value-type="string">
            <text:p>65:12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14" office:value-type="float" office:value="12" calcext:value-type="float" table:number-columns-spanned="1" table:number-rows-spanned="2">
            <text:p>12</text:p>
          </table:table-cell>
          <table:covered-table-cell table:style-name="ce12" office:value-type="float" office:value="11" calcext:value-type="float">
            <text:p>11</text:p>
          </table:covered-table-cell>
          <table:covered-table-cell table:style-name="ce12" office:value-type="string" calcext:value-type="string">
            <text:p>Hud</text:p>
          </table:covered-table-cell>
          <table:table-cell table:style-name="ce12" table:formula="of:=&quot;11:6&quot;" office:value-type="string" office:string-value="11:6" calcext:value-type="string">
            <text:p>11:6</text:p>
          </table:table-cell>
          <table:table-cell table:style-name="ce12" table:formula="of:=&quot;11:123&quot;" office:value-type="string" office:string-value="11:123" calcext:value-type="string">
            <text:p>11:12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3" calcext:value-type="float">
            <text:p>23</text:p>
          </table:covered-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As-Saaffaat</text:p>
          </table:table-cell>
          <table:table-cell table:style-name="ce12" table:formula="of:=&quot;37:1&quot;" office:value-type="string" office:string-value="37:1" calcext:value-type="string">
            <text:p>37:1</text:p>
          </table:table-cell>
          <table:table-cell table:style-name="ce12" table:formula="of:=&quot;37:182&quot;" office:value-type="string" office:string-value="37:182" calcext:value-type="string">
            <text:p>37:182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8" calcext:value-type="float">
            <text:p>28</text:p>
          </table:covered-table-cell>
          <table:table-cell table:style-name="ce20" office:value-type="float" office:value="66" calcext:value-type="float">
            <text:p>66</text:p>
          </table:table-cell>
          <table:table-cell table:style-name="ce20" office:value-type="string" calcext:value-type="string">
            <text:p>At-Tahreem</text:p>
          </table:table-cell>
          <table:table-cell table:style-name="ce12" table:formula="of:=&quot;66:1&quot;" office:value-type="string" office:string-value="66:1" calcext:value-type="string">
            <text:p>66:1</text:p>
          </table:table-cell>
          <table:table-cell table:style-name="ce12" table:formula="of:=&quot;66:12&quot;" office:value-type="string" office:string-value="66:12" calcext:value-type="string">
            <text:p>66:12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2" office:value-type="float" office:value="12" calcext:value-type="float">
            <text:p>12</text:p>
          </table:covered-table-cell>
          <table:table-cell table:style-name="ce19" office:value-type="float" office:value="12" calcext:value-type="float" table:number-columns-spanned="1" table:number-rows-spanned="2">
            <text:p>12</text:p>
          </table:table-cell>
          <table:table-cell table:style-name="ce19" office:value-type="string" calcext:value-type="string" table:number-columns-spanned="1" table:number-rows-spanned="2">
            <text:p>Yusuf</text:p>
          </table:table-cell>
          <table:table-cell table:style-name="ce12" table:formula="of:=&quot;12:1&quot;" office:value-type="string" office:string-value="12:1" calcext:value-type="string">
            <text:p>12:1</text:p>
          </table:table-cell>
          <table:table-cell table:style-name="ce12" table:formula="of:=&quot;12:52&quot;" office:value-type="string" office:string-value="12:52" calcext:value-type="string">
            <text:p>12:52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3" calcext:value-type="float">
            <text:p>23</text:p>
          </table:covered-table-cell>
          <table:table-cell table:style-name="ce20" office:value-type="float" office:value="38" calcext:value-type="float">
            <text:p>38</text:p>
          </table:table-cell>
          <table:table-cell table:style-name="ce20" office:value-type="string" calcext:value-type="string">
            <text:p>Saad</text:p>
          </table:table-cell>
          <table:table-cell table:style-name="ce12" table:formula="of:=&quot;38:1&quot;" office:value-type="string" office:string-value="38:1" calcext:value-type="string">
            <text:p>38:1</text:p>
          </table:table-cell>
          <table:table-cell table:style-name="ce12" table:formula="of:=&quot;38:88&quot;" office:value-type="string" office:string-value="38:88" calcext:value-type="string">
            <text:p>38:8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9" calcext:value-type="float" table:number-columns-spanned="1" table:number-rows-spanned="11">
            <text:p>2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string" calcext:value-type="string">
            <text:p>Al-Mulk</text:p>
          </table:table-cell>
          <table:table-cell table:style-name="ce12" table:formula="of:=&quot;67:1&quot;" office:value-type="string" office:string-value="67:1" calcext:value-type="string">
            <text:p>67:1</text:p>
          </table:table-cell>
          <table:table-cell table:style-name="ce12" table:formula="of:=&quot;67:30&quot;" office:value-type="string" office:string-value="67:30" calcext:value-type="string">
            <text:p>67:3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 table:style-name="ce20" office:value-type="float" office:value="12" calcext:value-type="float">
            <text:p>12</text:p>
          </table:covered-table-cell>
          <table:covered-table-cell table:style-name="ce20" office:value-type="string" calcext:value-type="string">
            <text:p>Yusuf</text:p>
          </table:covered-table-cell>
          <table:table-cell table:style-name="ce12" table:formula="of:=&quot;12:53&quot;" office:value-type="string" office:string-value="12:53" calcext:value-type="string">
            <text:p>12:53</text:p>
          </table:table-cell>
          <table:table-cell table:style-name="ce12" table:formula="of:=&quot;12:111&quot;" office:value-type="string" office:string-value="12:111" calcext:value-type="string">
            <text:p>12:111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3" calcext:value-type="float">
            <text:p>23</text:p>
          </table:covered-table-cell>
          <table:table-cell table:style-name="ce6" office:value-type="float" office:value="39" calcext:value-type="float" table:number-columns-spanned="1" table:number-rows-spanned="2">
            <text:p>39</text:p>
          </table:table-cell>
          <table:table-cell table:style-name="ce6" office:value-type="string" calcext:value-type="string" table:number-columns-spanned="1" table:number-rows-spanned="2">
            <text:p>Az-Zumar</text:p>
          </table:table-cell>
          <table:table-cell table:style-name="ce12" table:formula="of:=&quot;39:1&quot;" office:value-type="string" office:string-value="39:1" calcext:value-type="string">
            <text:p>39:1</text:p>
          </table:table-cell>
          <table:table-cell table:style-name="ce12" table:formula="of:=&quot;39:31&quot;" office:value-type="string" office:string-value="39:31" calcext:value-type="string">
            <text:p>39:31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9" calcext:value-type="float">
            <text:p>29</text:p>
          </table:covered-table-cell>
          <table:table-cell table:style-name="ce20" office:value-type="float" office:value="68" calcext:value-type="float">
            <text:p>68</text:p>
          </table:table-cell>
          <table:table-cell table:style-name="ce20" office:value-type="string" calcext:value-type="string">
            <text:p>Al-Qalam</text:p>
          </table:table-cell>
          <table:table-cell table:style-name="ce12" table:formula="of:=&quot;68:1&quot;" office:value-type="string" office:string-value="68:1" calcext:value-type="string">
            <text:p>68:1</text:p>
          </table:table-cell>
          <table:table-cell table:style-name="ce12" table:formula="of:=&quot;68:52&quot;" office:value-type="string" office:string-value="68:52" calcext:value-type="string">
            <text:p>68:52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2" office:value-type="float" office:value="13" calcext:value-type="float">
            <text:p>13</text:p>
          </table:covered-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r-Ra'd</text:p>
          </table:table-cell>
          <table:table-cell table:style-name="ce12" table:formula="of:=&quot;13:1&quot;" office:value-type="string" office:string-value="13:1" calcext:value-type="string">
            <text:p>13:1</text:p>
          </table:table-cell>
          <table:table-cell table:style-name="ce12" table:formula="of:=&quot;13:43&quot;" office:value-type="string" office:string-value="13:43" calcext:value-type="string">
            <text:p>13:43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4" office:value-type="float" office:value="24" calcext:value-type="float" table:number-columns-spanned="1" table:number-rows-spanned="3">
            <text:p>24</text:p>
          </table:table-cell>
          <table:covered-table-cell table:style-name="ce12" office:value-type="float" office:value="39" calcext:value-type="float">
            <text:p>39</text:p>
          </table:covered-table-cell>
          <table:covered-table-cell table:style-name="ce12" office:value-type="string" calcext:value-type="string">
            <text:p>Az-Zumar</text:p>
          </table:covered-table-cell>
          <table:table-cell table:style-name="ce12" table:formula="of:=&quot;39:32&quot;" office:value-type="string" office:string-value="39:32" calcext:value-type="string">
            <text:p>39:32</text:p>
          </table:table-cell>
          <table:table-cell table:style-name="ce12" table:formula="of:=&quot;39:75&quot;" office:value-type="string" office:string-value="39:75" calcext:value-type="string">
            <text:p>39:7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9" calcext:value-type="float">
            <text:p>29</text:p>
          </table:covered-table-cell>
          <table:table-cell table:style-name="ce12" office:value-type="float" office:value="69" calcext:value-type="float">
            <text:p>69</text:p>
          </table:table-cell>
          <table:table-cell table:style-name="ce12" office:value-type="string" calcext:value-type="string">
            <text:p>Al-Haaqqa</text:p>
          </table:table-cell>
          <table:table-cell table:style-name="ce12" table:formula="of:=&quot;69:1&quot;" office:value-type="string" office:string-value="69:1" calcext:value-type="string">
            <text:p>69:1</text:p>
          </table:table-cell>
          <table:table-cell table:style-name="ce12" table:formula="of:=&quot;69:52&quot;" office:value-type="string" office:string-value="69:52" calcext:value-type="string">
            <text:p>69:52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2" office:value-type="float" office:value="13" calcext:value-type="float">
            <text:p>13</text:p>
          </table:covered-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Ibrahim</text:p>
          </table:table-cell>
          <table:table-cell table:style-name="ce12" table:formula="of:=&quot;14:1&quot;" office:value-type="string" office:string-value="14:1" calcext:value-type="string">
            <text:p>14:1</text:p>
          </table:table-cell>
          <table:table-cell table:style-name="ce12" table:formula="of:=&quot;14:52&quot;" office:value-type="string" office:string-value="14:52" calcext:value-type="string">
            <text:p>14:52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4" calcext:value-type="float">
            <text:p>24</text:p>
          </table:covered-table-cell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Ghafir</text:p>
          </table:table-cell>
          <table:table-cell table:style-name="ce12" table:formula="of:=&quot;40:1&quot;" office:value-type="string" office:string-value="40:1" calcext:value-type="string">
            <text:p>40:1</text:p>
          </table:table-cell>
          <table:table-cell table:style-name="ce12" table:formula="of:=&quot;40:85&quot;" office:value-type="string" office:string-value="40:85" calcext:value-type="string">
            <text:p>40:8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9" calcext:value-type="float">
            <text:p>29</text:p>
          </table:covered-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l-Ma’aarij</text:p>
          </table:table-cell>
          <table:table-cell table:style-name="ce12" table:formula="of:=&quot;70:1&quot;" office:value-type="string" office:string-value="70:1" calcext:value-type="string">
            <text:p>70:1</text:p>
          </table:table-cell>
          <table:table-cell table:style-name="ce12" table:formula="of:=&quot;70:44&quot;" office:value-type="string" office:string-value="70:44" calcext:value-type="string">
            <text:p>70:44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4" office:value-type="float" office:value="14" calcext:value-type="float" table:number-columns-spanned="1" table:number-rows-spanned="2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l-Hijr</text:p>
          </table:table-cell>
          <table:table-cell table:style-name="ce12" table:formula="of:=&quot;15:1&quot;" office:value-type="string" office:string-value="15:1" calcext:value-type="string">
            <text:p>15:1</text:p>
          </table:table-cell>
          <table:table-cell table:style-name="ce12" table:formula="of:=&quot;15:99&quot;" office:value-type="string" office:string-value="15:99" calcext:value-type="string">
            <text:p>15:9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4" calcext:value-type="float">
            <text:p>24</text:p>
          </table:covered-table-cell>
          <table:table-cell table:style-name="ce6" office:value-type="float" office:value="41" calcext:value-type="float" table:number-columns-spanned="1" table:number-rows-spanned="2">
            <text:p>41</text:p>
          </table:table-cell>
          <table:table-cell table:style-name="ce6" office:value-type="string" calcext:value-type="string" table:number-columns-spanned="1" table:number-rows-spanned="2">
            <text:p>Fussilat</text:p>
          </table:table-cell>
          <table:table-cell table:style-name="ce12" table:formula="of:=&quot;41:1&quot;" office:value-type="string" office:string-value="41:1" calcext:value-type="string">
            <text:p>41:1</text:p>
          </table:table-cell>
          <table:table-cell table:style-name="ce12" table:formula="of:=&quot;41:46&quot;" office:value-type="string" office:string-value="41:46" calcext:value-type="string">
            <text:p>41:46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9" calcext:value-type="float">
            <text:p>29</text:p>
          </table:covered-table-cell>
          <table:table-cell table:style-name="ce12" office:value-type="float" office:value="71" calcext:value-type="float">
            <text:p>71</text:p>
          </table:table-cell>
          <table:table-cell table:style-name="ce12" office:value-type="string" calcext:value-type="string">
            <text:p>Nooh</text:p>
          </table:table-cell>
          <table:table-cell table:style-name="ce12" table:formula="of:=&quot;71:1&quot;" office:value-type="string" office:string-value="71:1" calcext:value-type="string">
            <text:p>71:1</text:p>
          </table:table-cell>
          <table:table-cell table:style-name="ce12" table:formula="of:=&quot;71:28&quot;" office:value-type="string" office:string-value="71:28" calcext:value-type="string">
            <text:p>71:28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2" office:value-type="float" office:value="14" calcext:value-type="float">
            <text:p>14</text:p>
          </table:covered-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An-Nahl</text:p>
          </table:table-cell>
          <table:table-cell table:style-name="ce12" table:formula="of:=&quot;16:1&quot;" office:value-type="string" office:string-value="16:1" calcext:value-type="string">
            <text:p>16:1</text:p>
          </table:table-cell>
          <table:table-cell table:style-name="ce12" table:formula="of:=&quot;16:128&quot;" office:value-type="string" office:string-value="16:128" calcext:value-type="string">
            <text:p>16:12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5" calcext:value-type="float" table:number-columns-spanned="1" table:number-rows-spanned="5">
            <text:p>25</text:p>
          </table:table-cell>
          <table:covered-table-cell table:style-name="ce12" office:value-type="float" office:value="41" calcext:value-type="float">
            <text:p>41</text:p>
          </table:covered-table-cell>
          <table:covered-table-cell table:style-name="ce12" office:value-type="string" calcext:value-type="string">
            <text:p>Fussilat</text:p>
          </table:covered-table-cell>
          <table:table-cell table:style-name="ce12" table:formula="of:=&quot;41:47&quot;" office:value-type="string" office:string-value="41:47" calcext:value-type="string">
            <text:p>41:47</text:p>
          </table:table-cell>
          <table:table-cell table:style-name="ce12" table:formula="of:=&quot;41:54&quot;" office:value-type="string" office:string-value="41:54" calcext:value-type="string">
            <text:p>41:54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9" calcext:value-type="float">
            <text:p>29</text:p>
          </table:covered-table-cell>
          <table:table-cell table:style-name="ce20" office:value-type="float" office:value="72" calcext:value-type="float">
            <text:p>72</text:p>
          </table:table-cell>
          <table:table-cell table:style-name="ce20" office:value-type="string" calcext:value-type="string">
            <text:p>Al-Jinn</text:p>
          </table:table-cell>
          <table:table-cell table:style-name="ce12" table:formula="of:=&quot;72:1&quot;" office:value-type="string" office:string-value="72:1" calcext:value-type="string">
            <text:p>72:1</text:p>
          </table:table-cell>
          <table:table-cell table:style-name="ce12" table:formula="of:=&quot;72:28&quot;" office:value-type="string" office:string-value="72:28" calcext:value-type="string">
            <text:p>72:28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6" office:value-type="float" office:value="15" calcext:value-type="float" table:number-columns-spanned="1" table:number-rows-spanned="2">
            <text:p>1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l-Isra</text:p>
          </table:table-cell>
          <table:table-cell table:style-name="ce12" table:formula="of:=&quot;17:1&quot;" office:value-type="string" office:string-value="17:1" calcext:value-type="string">
            <text:p>17:1</text:p>
          </table:table-cell>
          <table:table-cell table:style-name="ce12" table:formula="of:=&quot;17:111&quot;" office:value-type="string" office:string-value="17:111" calcext:value-type="string">
            <text:p>17:111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5" calcext:value-type="float">
            <text:p>25</text:p>
          </table:covered-table-cell>
          <table:table-cell table:style-name="ce20" office:value-type="float" office:value="42" calcext:value-type="float">
            <text:p>42</text:p>
          </table:table-cell>
          <table:table-cell table:style-name="ce20" office:value-type="string" calcext:value-type="string">
            <text:p>Ash_Shooraa</text:p>
          </table:table-cell>
          <table:table-cell table:style-name="ce12" table:formula="of:=&quot;42:1&quot;" office:value-type="string" office:string-value="42:1" calcext:value-type="string">
            <text:p>42:1</text:p>
          </table:table-cell>
          <table:table-cell table:style-name="ce12" table:formula="of:=&quot;42:53&quot;" office:value-type="string" office:string-value="42:53" calcext:value-type="string">
            <text:p>42:5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9" calcext:value-type="float">
            <text:p>29</text:p>
          </table:covered-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Al-Muzzammil</text:p>
          </table:table-cell>
          <table:table-cell table:style-name="ce12" table:formula="of:=&quot;73:1&quot;" office:value-type="string" office:string-value="73:1" calcext:value-type="string">
            <text:p>73:1</text:p>
          </table:table-cell>
          <table:table-cell table:style-name="ce12" table:formula="of:=&quot;73:20&quot;" office:value-type="string" office:string-value="73:20" calcext:value-type="string">
            <text:p>73:2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2" office:value-type="float" office:value="15" calcext:value-type="float">
            <text:p>15</text:p>
          </table:covered-table-cell>
          <table:table-cell table:style-name="ce19" office:value-type="float" office:value="18" calcext:value-type="float" table:number-columns-spanned="1" table:number-rows-spanned="2">
            <text:p>18</text:p>
          </table:table-cell>
          <table:table-cell table:style-name="ce19" office:value-type="string" calcext:value-type="string" table:number-columns-spanned="1" table:number-rows-spanned="2">
            <text:p>Al-Kahf</text:p>
          </table:table-cell>
          <table:table-cell table:style-name="ce12" table:formula="of:=&quot;18:1&quot;" office:value-type="string" office:string-value="18:1" calcext:value-type="string">
            <text:p>18:1</text:p>
          </table:table-cell>
          <table:table-cell table:style-name="ce12" table:formula="of:=&quot;18:74&quot;" office:value-type="string" office:string-value="18:74" calcext:value-type="string">
            <text:p>18:74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5" calcext:value-type="float">
            <text:p>25</text:p>
          </table:covered-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Az-Zukhruf</text:p>
          </table:table-cell>
          <table:table-cell table:style-name="ce12" table:formula="of:=&quot;43:1&quot;" office:value-type="string" office:string-value="43:1" calcext:value-type="string">
            <text:p>43:1</text:p>
          </table:table-cell>
          <table:table-cell table:style-name="ce12" table:formula="of:=&quot;43:89&quot;" office:value-type="string" office:string-value="43:89" calcext:value-type="string">
            <text:p>43:8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9" calcext:value-type="float">
            <text:p>29</text:p>
          </table:covered-table-cell>
          <table:table-cell table:style-name="ce20" office:value-type="float" office:value="74" calcext:value-type="float">
            <text:p>74</text:p>
          </table:table-cell>
          <table:table-cell table:style-name="ce20" office:value-type="string" calcext:value-type="string">
            <text:p>Al-Muddaththir</text:p>
          </table:table-cell>
          <table:table-cell table:style-name="ce12" table:formula="of:=&quot;74:1&quot;" office:value-type="string" office:string-value="74:1" calcext:value-type="string">
            <text:p>74:1</text:p>
          </table:table-cell>
          <table:table-cell table:style-name="ce12" table:formula="of:=&quot;74:56&quot;" office:value-type="string" office:string-value="74:56" calcext:value-type="string">
            <text:p>74:56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4" office:value-type="float" office:value="16" calcext:value-type="float" table:number-columns-spanned="1" table:number-rows-spanned="3">
            <text:p>16</text:p>
          </table:table-cell>
          <table:covered-table-cell table:style-name="ce20" office:value-type="float" office:value="18" calcext:value-type="float">
            <text:p>18</text:p>
          </table:covered-table-cell>
          <table:covered-table-cell table:style-name="ce20" office:value-type="string" calcext:value-type="string">
            <text:p>Al-Kahf</text:p>
          </table:covered-table-cell>
          <table:table-cell table:style-name="ce12" table:formula="of:=&quot;18:75&quot;" office:value-type="string" office:string-value="18:75" calcext:value-type="string">
            <text:p>18:75</text:p>
          </table:table-cell>
          <table:table-cell table:style-name="ce12" table:formula="of:=&quot;18:110&quot;" office:value-type="string" office:string-value="18:110" calcext:value-type="string">
            <text:p>18:11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5" calcext:value-type="float">
            <text:p>25</text:p>
          </table:covered-table-cell>
          <table:table-cell table:style-name="ce20" office:value-type="float" office:value="44" calcext:value-type="float">
            <text:p>44</text:p>
          </table:table-cell>
          <table:table-cell table:style-name="ce20" office:value-type="string" calcext:value-type="string">
            <text:p>Ad-Dukhaan</text:p>
          </table:table-cell>
          <table:table-cell table:style-name="ce12" table:formula="of:=&quot;44:1&quot;" office:value-type="string" office:string-value="44:1" calcext:value-type="string">
            <text:p>44:1</text:p>
          </table:table-cell>
          <table:table-cell table:style-name="ce12" table:formula="of:=&quot;44:59&quot;" office:value-type="string" office:string-value="44:59" calcext:value-type="string">
            <text:p>44:5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9" calcext:value-type="float">
            <text:p>29</text:p>
          </table:covered-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Al-Qiyamah</text:p>
          </table:table-cell>
          <table:table-cell table:style-name="ce12" table:formula="of:=&quot;75:1&quot;" office:value-type="string" office:string-value="75:1" calcext:value-type="string">
            <text:p>75:1</text:p>
          </table:table-cell>
          <table:table-cell table:style-name="ce12" table:formula="of:=&quot;75:40&quot;" office:value-type="string" office:string-value="75:40" calcext:value-type="string">
            <text:p>75:4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2" office:value-type="float" office:value="16" calcext:value-type="float">
            <text:p>16</text:p>
          </table:covered-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Maryam</text:p>
          </table:table-cell>
          <table:table-cell table:style-name="ce12" table:formula="of:=&quot;19:1&quot;" office:value-type="string" office:string-value="19:1" calcext:value-type="string">
            <text:p>19:1</text:p>
          </table:table-cell>
          <table:table-cell table:style-name="ce12" table:formula="of:=&quot;19:98&quot;" office:value-type="string" office:string-value="19:98" calcext:value-type="string">
            <text:p>19:98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5" calcext:value-type="float">
            <text:p>25</text:p>
          </table:covered-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Al-Jaathiyah</text:p>
          </table:table-cell>
          <table:table-cell table:style-name="ce12" table:formula="of:=&quot;45:1&quot;" office:value-type="string" office:string-value="45:1" calcext:value-type="string">
            <text:p>45:1</text:p>
          </table:table-cell>
          <table:table-cell table:style-name="ce12" table:formula="of:=&quot;45:37&quot;" office:value-type="string" office:string-value="45:37" calcext:value-type="string">
            <text:p>45:3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2" office:value-type="float" office:value="29" calcext:value-type="float">
            <text:p>29</text:p>
          </table:covered-table-cell>
          <table:table-cell table:style-name="ce20" office:value-type="float" office:value="76" calcext:value-type="float">
            <text:p>76</text:p>
          </table:table-cell>
          <table:table-cell table:style-name="ce20" office:value-type="string" calcext:value-type="string">
            <text:p>Al-Insaan</text:p>
          </table:table-cell>
          <table:table-cell table:style-name="ce12" table:formula="of:=&quot;76:1&quot;" office:value-type="string" office:string-value="76:1" calcext:value-type="string">
            <text:p>76:1</text:p>
          </table:table-cell>
          <table:table-cell table:style-name="ce12" table:formula="of:=&quot;76:31&quot;" office:value-type="string" office:string-value="76:31" calcext:value-type="string">
            <text:p>76:31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2" office:value-type="float" office:value="16" calcext:value-type="float">
            <text:p>16</text:p>
          </table:covered-table-cell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Ta-Ha</text:p>
          </table:table-cell>
          <table:table-cell table:style-name="ce12" table:formula="of:=&quot;20:1&quot;" office:value-type="string" office:string-value="20:1" calcext:value-type="string">
            <text:p>20:1</text:p>
          </table:table-cell>
          <table:table-cell table:style-name="ce12" table:formula="of:=&quot;21:135&quot;" office:value-type="string" office:string-value="21:135" calcext:value-type="string">
            <text:p>21:135</text:p>
          </table:table-cell>
          <table:table-cell table:style-name="ce27" office:value-type="string" calcext:value-type="string">
            <text:p>Makkah</text:p>
          </table:table-cell>
          <table:table-cell table:number-columns-repeated="8"/>
          <table:covered-table-cell table:style-name="ce12" office:value-type="float" office:value="29" calcext:value-type="float">
            <text:p>29</text:p>
          </table:covered-table-cell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Al-Mursalaat</text:p>
          </table:table-cell>
          <table:table-cell table:style-name="ce12" table:formula="of:=&quot;77:1&quot;" office:value-type="string" office:string-value="77:1" calcext:value-type="string">
            <text:p>77:1</text:p>
          </table:table-cell>
          <table:table-cell table:style-name="ce12" table:formula="of:=&quot;77:50&quot;" office:value-type="string" office:string-value="77:50" calcext:value-type="string">
            <text:p>77:5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14"/>
        </table:table-row>
        <table:table-row table:style-name="ro1" table:number-rows-repeated="58">
          <table:table-cell table:style-name="Default" table:number-columns-repeated="6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 table:number-rows-repeated="114">
          <table:table-cell/>
          <table:table-cell table:style-name="Default" table:number-columns-repeated="3"/>
          <table:table-cell table:number-columns-repeated="16"/>
        </table:table-row>
        <table:table-row table:style-name="ro1" table:number-rows-repeated="104836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QURAN-JUZ-30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2"/>
          <table:table-cell table:style-name="ce26" office:value-type="string" calcext:value-type="string">
            <text:p>PLACE</text:p>
          </table:table-cell>
          <table:table-cell/>
          <table:table-cell table:style-name="ce12" office:value-type="float" office:value="80" calcext:value-type="float">
            <text:p>80</text:p>
          </table:table-cell>
          <table:table-cell table:style-name="ce6" office:value-type="string" calcext:value-type="string">
            <text:p>Abasa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style-name="ce6" office:value-type="string" calcext:value-type="string">
            <text:p>Al-Isra</text:p>
          </table:table-cell>
          <table:table-cell/>
          <table:table-cell table:style-name="ce12" office:value-type="float" office:value="55" calcext:value-type="float">
            <text:p>55</text:p>
          </table:table-cell>
          <table:table-cell table:style-name="ce6" office:value-type="string" calcext:value-type="string">
            <text:p>Ar-Rahman</text:p>
          </table:table-cell>
          <table:table-cell/>
        </table:table-row>
        <table:table-row table:style-name="ro1">
          <table:table-cell table:style-name="ce14" office:value-type="float" office:value="30" calcext:value-type="float" table:number-columns-spanned="1" table:number-rows-spanned="37">
            <text:p>30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string" calcext:value-type="string">
            <text:p>An-Naba</text:p>
          </table:table-cell>
          <table:table-cell table:style-name="ce12" table:formula="of:=&quot;78:1&quot;" office:value-type="string" office:string-value="78:1" calcext:value-type="string">
            <text:p>78:1</text:p>
          </table:table-cell>
          <table:table-cell table:style-name="ce12" table:formula="of:=&quot;78:40&quot;" office:value-type="string" office:string-value="78:40" calcext:value-type="string">
            <text:p>78:4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93" calcext:value-type="float">
            <text:p>93</text:p>
          </table:table-cell>
          <table:table-cell table:style-name="ce6" office:value-type="string" calcext:value-type="string">
            <text:p>Ad-Dhuha</text:p>
          </table:table-cell>
          <table:table-cell/>
          <table:table-cell table:style-name="ce12" office:value-type="float" office:value="45" calcext:value-type="float">
            <text:p>45</text:p>
          </table:table-cell>
          <table:table-cell table:style-name="ce6" office:value-type="string" calcext:value-type="string">
            <text:p>Al-Jaathiyah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table:style-name="ce6" office:value-type="string" calcext:value-type="string">
            <text:p>Ar-Rum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79" calcext:value-type="float">
            <text:p>79</text:p>
          </table:table-cell>
          <table:table-cell table:style-name="ce12" office:value-type="string" calcext:value-type="string">
            <text:p>An-Naazi’aat</text:p>
          </table:table-cell>
          <table:table-cell table:style-name="ce12" table:formula="of:=&quot;79:1&quot;" office:value-type="string" office:string-value="79:1" calcext:value-type="string">
            <text:p>79:1</text:p>
          </table:table-cell>
          <table:table-cell table:style-name="ce12" table:formula="of:=&quot;79:46&quot;" office:value-type="string" office:string-value="79:46" calcext:value-type="string">
            <text:p>79:4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44" calcext:value-type="float">
            <text:p>44</text:p>
          </table:table-cell>
          <table:table-cell table:style-name="ce6" office:value-type="string" calcext:value-type="string">
            <text:p>Ad-Dukhaan</text:p>
          </table:table-cell>
          <table:table-cell/>
          <table:table-cell table:style-name="ce12" office:value-type="float" office:value="72" calcext:value-type="float">
            <text:p>72</text:p>
          </table:table-cell>
          <table:table-cell table:style-name="ce6" office:value-type="string" calcext:value-type="string">
            <text:p>Al-Jinn</text:p>
          </table:table-cell>
          <table:table-cell/>
          <table:table-cell table:style-name="ce12" office:value-type="float" office:value="37" calcext:value-type="float">
            <text:p>37</text:p>
          </table:table-cell>
          <table:table-cell table:style-name="ce6" office:value-type="string" calcext:value-type="string">
            <text:p>As-Saaffaat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Abasa</text:p>
          </table:table-cell>
          <table:table-cell table:style-name="ce12" table:formula="of:=&quot;80:1&quot;" office:value-type="string" office:string-value="80:1" calcext:value-type="string">
            <text:p>80:1</text:p>
          </table:table-cell>
          <table:table-cell table:style-name="ce12" table:formula="of:=&quot;80:42&quot;" office:value-type="string" office:string-value="80:42" calcext:value-type="string">
            <text:p>80:42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style-name="ce6" office:value-type="string" calcext:value-type="string">
            <text:p>Adh-Dhaariyaat</text:p>
          </table:table-cell>
          <table:table-cell/>
          <table:table-cell table:style-name="ce12" office:value-type="float" office:value="62" calcext:value-type="float">
            <text:p>62</text:p>
          </table:table-cell>
          <table:table-cell table:style-name="ce6" office:value-type="string" calcext:value-type="string">
            <text:p>Al-Jumu’ah</text:p>
          </table:table-cell>
          <table:table-cell/>
          <table:table-cell table:style-name="ce12" office:value-type="float" office:value="61" calcext:value-type="float">
            <text:p>61</text:p>
          </table:table-cell>
          <table:table-cell table:style-name="ce6" office:value-type="string" calcext:value-type="string">
            <text:p>As-Saff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At-Takweer</text:p>
          </table:table-cell>
          <table:table-cell table:style-name="ce12" table:formula="of:=&quot;81:1&quot;" office:value-type="string" office:string-value="81:1" calcext:value-type="string">
            <text:p>81:1</text:p>
          </table:table-cell>
          <table:table-cell table:style-name="ce12" table:formula="of:=&quot;81:29&quot;" office:value-type="string" office:string-value="81:29" calcext:value-type="string">
            <text:p>81:2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6" office:value-type="string" calcext:value-type="string">
            <text:p>Al Imran</text:p>
          </table:table-cell>
          <table:table-cell/>
          <table:table-cell table:style-name="ce12" office:value-type="float" office:value="109" calcext:value-type="float">
            <text:p>109</text:p>
          </table:table-cell>
          <table:table-cell table:style-name="ce6" office:value-type="string" calcext:value-type="string">
            <text:p>Al-Kaafiroon</text:p>
          </table:table-cell>
          <table:table-cell/>
          <table:table-cell table:style-name="ce12" office:value-type="float" office:value="32" calcext:value-type="float">
            <text:p>32</text:p>
          </table:table-cell>
          <table:table-cell table:style-name="ce6" office:value-type="string" calcext:value-type="string">
            <text:p>As-Sajda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82" calcext:value-type="float">
            <text:p>82</text:p>
          </table:table-cell>
          <table:table-cell table:style-name="ce20" office:value-type="string" calcext:value-type="string">
            <text:p>Al-Infitar</text:p>
          </table:table-cell>
          <table:table-cell table:style-name="ce12" table:formula="of:=&quot;82:1&quot;" office:value-type="string" office:string-value="82:1" calcext:value-type="string">
            <text:p>82:1</text:p>
          </table:table-cell>
          <table:table-cell table:style-name="ce12" table:formula="of:=&quot;81:19&quot;" office:value-type="string" office:string-value="81:19" calcext:value-type="string">
            <text:p>81:1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100" calcext:value-type="float">
            <text:p>100</text:p>
          </table:table-cell>
          <table:table-cell table:style-name="ce6" office:value-type="string" calcext:value-type="string">
            <text:p>Al-’Aadiyaat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6" office:value-type="string" calcext:value-type="string">
            <text:p>Al-Kahf</text:p>
          </table:table-cell>
          <table:table-cell/>
          <table:table-cell table:style-name="ce12" office:value-type="float" office:value="42" calcext:value-type="float">
            <text:p>42</text:p>
          </table:table-cell>
          <table:table-cell table:style-name="ce6" office:value-type="string" calcext:value-type="string">
            <text:p>Ash_Shooraa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Al-Mutaffifeen</text:p>
          </table:table-cell>
          <table:table-cell table:style-name="ce12" table:formula="of:=&quot;83:1&quot;" office:value-type="string" office:string-value="83:1" calcext:value-type="string">
            <text:p>83:1</text:p>
          </table:table-cell>
          <table:table-cell table:style-name="ce12" table:formula="of:=&quot;83:36&quot;" office:value-type="string" office:string-value="83:36" calcext:value-type="string">
            <text:p>83:3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103" calcext:value-type="float">
            <text:p>103</text:p>
          </table:table-cell>
          <table:table-cell table:style-name="ce6" office:value-type="string" calcext:value-type="string">
            <text:p>Al-’Asr</text:p>
          </table:table-cell>
          <table:table-cell/>
          <table:table-cell table:style-name="ce12" office:value-type="float" office:value="108" calcext:value-type="float">
            <text:p>108</text:p>
          </table:table-cell>
          <table:table-cell table:style-name="ce6" office:value-type="string" calcext:value-type="string">
            <text:p>Al-Kawthar</text:p>
          </table:table-cell>
          <table:table-cell/>
          <table:table-cell table:style-name="ce12" office:value-type="float" office:value="91" calcext:value-type="float">
            <text:p>91</text:p>
          </table:table-cell>
          <table:table-cell table:style-name="ce6" office:value-type="string" calcext:value-type="string">
            <text:p>Ash-Shams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84" calcext:value-type="float">
            <text:p>84</text:p>
          </table:table-cell>
          <table:table-cell table:style-name="ce20" office:value-type="string" calcext:value-type="string">
            <text:p>Al-Inshiqaaq</text:p>
          </table:table-cell>
          <table:table-cell table:style-name="ce12" table:formula="of:=&quot;84:1&quot;" office:value-type="string" office:string-value="84:1" calcext:value-type="string">
            <text:p>84:1</text:p>
          </table:table-cell>
          <table:table-cell table:style-name="ce12" table:formula="of:=&quot;84:25&quot;" office:value-type="string" office:string-value="84:25" calcext:value-type="string">
            <text:p>84:2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6" office:value-type="string" calcext:value-type="string">
            <text:p>Al-A'raf</text:p>
          </table:table-cell>
          <table:table-cell/>
          <table:table-cell table:style-name="ce12" office:value-type="float" office:value="92" calcext:value-type="float">
            <text:p>92</text:p>
          </table:table-cell>
          <table:table-cell table:style-name="ce6" office:value-type="string" calcext:value-type="string">
            <text:p>Al-Layl</text:p>
          </table:table-cell>
          <table:table-cell/>
          <table:table-cell table:style-name="ce12" office:value-type="float" office:value="94" calcext:value-type="float">
            <text:p>94</text:p>
          </table:table-cell>
          <table:table-cell table:style-name="ce6" office:value-type="string" calcext:value-type="string">
            <text:p>Ash-Sharh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85" calcext:value-type="float">
            <text:p>85</text:p>
          </table:table-cell>
          <table:table-cell table:style-name="ce12" office:value-type="string" calcext:value-type="string">
            <text:p>Al-Burooj</text:p>
          </table:table-cell>
          <table:table-cell table:style-name="ce12" table:formula="of:=&quot;85:1&quot;" office:value-type="string" office:string-value="85:1" calcext:value-type="string">
            <text:p>85:1</text:p>
          </table:table-cell>
          <table:table-cell table:style-name="ce12" table:formula="of:=&quot;85:22&quot;" office:value-type="string" office:string-value="85:22" calcext:value-type="string">
            <text:p>85:22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87" calcext:value-type="float">
            <text:p>87</text:p>
          </table:table-cell>
          <table:table-cell table:style-name="ce6" office:value-type="string" calcext:value-type="string">
            <text:p>Al-A’laa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6" office:value-type="string" calcext:value-type="string">
            <text:p>Al-Ma'idah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table:style-name="ce6" office:value-type="string" calcext:value-type="string">
            <text:p>Ash-Shu’ara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86" calcext:value-type="float">
            <text:p>86</text:p>
          </table:table-cell>
          <table:table-cell table:style-name="ce20" office:value-type="string" calcext:value-type="string">
            <text:p>At-Taariq</text:p>
          </table:table-cell>
          <table:table-cell table:style-name="ce12" table:formula="of:=&quot;86:1&quot;" office:value-type="string" office:string-value="86:1" calcext:value-type="string">
            <text:p>86:1</text:p>
          </table:table-cell>
          <table:table-cell table:style-name="ce12" table:formula="of:=&quot;86:17&quot;" office:value-type="string" office:string-value="86:17" calcext:value-type="string">
            <text:p>86:1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46" calcext:value-type="float">
            <text:p>46</text:p>
          </table:table-cell>
          <table:table-cell table:style-name="ce6" office:value-type="string" calcext:value-type="string">
            <text:p>Al-Ahqaaf</text:p>
          </table:table-cell>
          <table:table-cell/>
          <table:table-cell table:style-name="ce12" office:value-type="float" office:value="70" calcext:value-type="float">
            <text:p>70</text:p>
          </table:table-cell>
          <table:table-cell table:style-name="ce6" office:value-type="string" calcext:value-type="string">
            <text:p>Al-Ma’aarij</text:p>
          </table:table-cell>
          <table:table-cell/>
          <table:table-cell table:style-name="ce12" office:value-type="float" office:value="86" calcext:value-type="float">
            <text:p>86</text:p>
          </table:table-cell>
          <table:table-cell table:style-name="ce6" office:value-type="string" calcext:value-type="string">
            <text:p>At-Taariq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87" calcext:value-type="float">
            <text:p>87</text:p>
          </table:table-cell>
          <table:table-cell table:style-name="ce12" office:value-type="string" calcext:value-type="string">
            <text:p>Al-A’laa</text:p>
          </table:table-cell>
          <table:table-cell table:style-name="ce12" table:formula="of:=&quot;87:1&quot;" office:value-type="string" office:string-value="87:1" calcext:value-type="string">
            <text:p>87:1</text:p>
          </table:table-cell>
          <table:table-cell table:style-name="ce12" table:formula="of:=&quot;87:19&quot;" office:value-type="string" office:string-value="87:19" calcext:value-type="string">
            <text:p>87:1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Al-Ahzaab</text:p>
          </table:table-cell>
          <table:table-cell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Al-Maa’oon</text:p>
          </table:table-cell>
          <table:table-cell/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At-Taghabun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88" calcext:value-type="float">
            <text:p>88</text:p>
          </table:table-cell>
          <table:table-cell table:style-name="ce20" office:value-type="string" calcext:value-type="string">
            <text:p>Al-Ghaashiyah</text:p>
          </table:table-cell>
          <table:table-cell table:style-name="ce12" table:formula="of:=&quot;88:1&quot;" office:value-type="string" office:string-value="88:1" calcext:value-type="string">
            <text:p>88:1</text:p>
          </table:table-cell>
          <table:table-cell table:style-name="ce12" table:formula="of:=&quot;88:26&quot;" office:value-type="string" office:string-value="88:26" calcext:value-type="string">
            <text:p>88:2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96" calcext:value-type="float">
            <text:p>96</text:p>
          </table:table-cell>
          <table:table-cell table:style-name="ce12" office:value-type="string" calcext:value-type="string">
            <text:p>Al-Alaq</text:p>
          </table:table-cell>
          <table:table-cell/>
          <table:table-cell table:style-name="ce12" office:value-type="float" office:value="111" calcext:value-type="float">
            <text:p>111</text:p>
          </table:table-cell>
          <table:table-cell table:style-name="ce12" office:value-type="string" calcext:value-type="string">
            <text:p>Al-Masad</text:p>
          </table:table-cell>
          <table:table-cell/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At-Tahreem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Al-Fajr</text:p>
          </table:table-cell>
          <table:table-cell table:style-name="ce12" table:formula="of:=&quot;89:1&quot;" office:value-type="string" office:string-value="89:1" calcext:value-type="string">
            <text:p>89:1</text:p>
          </table:table-cell>
          <table:table-cell table:style-name="ce12" table:formula="of:=&quot;89:30&quot;" office:value-type="string" office:string-value="89:30" calcext:value-type="string">
            <text:p>89:3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Al-An'am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Al-Mu’minun</text:p>
          </table:table-cell>
          <table:table-cell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At-Takaathur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Al-Balad</text:p>
          </table:table-cell>
          <table:table-cell table:style-name="ce12" table:formula="of:=&quot;90:1&quot;" office:value-type="string" office:string-value="90:1" calcext:value-type="string">
            <text:p>90:1</text:p>
          </table:table-cell>
          <table:table-cell table:style-name="ce12" table:formula="of:=&quot;90:20&quot;" office:value-type="string" office:string-value="90:20" calcext:value-type="string">
            <text:p>90:2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l-Anbiya</text:p>
          </table:table-cell>
          <table:table-cell/>
          <table:table-cell table:style-name="ce12" office:value-type="float" office:value="74" calcext:value-type="float">
            <text:p>74</text:p>
          </table:table-cell>
          <table:table-cell table:style-name="ce12" office:value-type="string" calcext:value-type="string">
            <text:p>Al-Muddaththir</text:p>
          </table:table-cell>
          <table:table-cell/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At-Takweer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91" calcext:value-type="float">
            <text:p>91</text:p>
          </table:table-cell>
          <table:table-cell table:style-name="ce12" office:value-type="string" calcext:value-type="string">
            <text:p>Ash-Shams</text:p>
          </table:table-cell>
          <table:table-cell table:style-name="ce12" table:formula="of:=&quot;91:1&quot;" office:value-type="string" office:string-value="91:1" calcext:value-type="string">
            <text:p>91:1</text:p>
          </table:table-cell>
          <table:table-cell table:style-name="ce12" table:formula="of:=&quot;91:15&quot;" office:value-type="string" office:string-value="91:15" calcext:value-type="string">
            <text:p>91:1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Al-Anfal</text:p>
          </table:table-cell>
          <table:table-cell/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Al-Mujadila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At-Talaq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92" calcext:value-type="float">
            <text:p>92</text:p>
          </table:table-cell>
          <table:table-cell table:style-name="ce20" office:value-type="string" calcext:value-type="string">
            <text:p>Al-Layl</text:p>
          </table:table-cell>
          <table:table-cell table:style-name="ce12" table:formula="of:=&quot;92:1&quot;" office:value-type="string" office:string-value="92:1" calcext:value-type="string">
            <text:p>92:1</text:p>
          </table:table-cell>
          <table:table-cell table:style-name="ce12" table:formula="of:=&quot;92:21&quot;" office:value-type="string" office:string-value="92:21" calcext:value-type="string">
            <text:p>92:2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Al-Ankabut</text:p>
          </table:table-cell>
          <table:table-cell/>
          <table:table-cell table:style-name="ce12" office:value-type="float" office:value="67" calcext:value-type="float">
            <text:p>67</text:p>
          </table:table-cell>
          <table:table-cell table:style-name="ce12" office:value-type="string" calcext:value-type="string">
            <text:p>Al-Mulk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At-Tawbah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93" calcext:value-type="float">
            <text:p>93</text:p>
          </table:table-cell>
          <table:table-cell table:style-name="ce12" office:value-type="string" calcext:value-type="string">
            <text:p>Ad-Dhuha</text:p>
          </table:table-cell>
          <table:table-cell table:style-name="ce12" table:formula="of:=&quot;93:1&quot;" office:value-type="string" office:string-value="93:1" calcext:value-type="string">
            <text:p>93:1</text:p>
          </table:table-cell>
          <table:table-cell table:style-name="ce12" table:formula="of:=&quot;93:11&quot;" office:value-type="string" office:string-value="93:11" calcext:value-type="string">
            <text:p>93:1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Al-Balad</text:p>
          </table:table-cell>
          <table:table-cell/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Al-Mumtahanah</text:p>
          </table:table-cell>
          <table:table-cell/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At-Teen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94" calcext:value-type="float">
            <text:p>94</text:p>
          </table:table-cell>
          <table:table-cell table:style-name="ce20" office:value-type="string" calcext:value-type="string">
            <text:p>Ash-Sharh</text:p>
          </table:table-cell>
          <table:table-cell table:style-name="ce12" table:formula="of:=&quot;94:1&quot;" office:value-type="string" office:string-value="94:1" calcext:value-type="string">
            <text:p>94:1</text:p>
          </table:table-cell>
          <table:table-cell table:style-name="ce12" table:formula="of:=&quot;94:8&quot;" office:value-type="string" office:string-value="94:8" calcext:value-type="string">
            <text:p>94: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l-Baqarah</text:p>
          </table:table-cell>
          <table:table-cell/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Al-Munafiqoon</text:p>
          </table:table-cell>
          <table:table-cell/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At-Toor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At-Teen</text:p>
          </table:table-cell>
          <table:table-cell table:style-name="ce12" table:formula="of:=&quot;95:1&quot;" office:value-type="string" office:string-value="95:1" calcext:value-type="string">
            <text:p>95:1</text:p>
          </table:table-cell>
          <table:table-cell table:style-name="ce12" table:formula="of:=&quot;95:8&quot;" office:value-type="string" office:string-value="95:8" calcext:value-type="string">
            <text:p>95: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98" calcext:value-type="float">
            <text:p>98</text:p>
          </table:table-cell>
          <table:table-cell table:style-name="ce12" office:value-type="string" calcext:value-type="string">
            <text:p>Al-Bayyinahh</text:p>
          </table:table-cell>
          <table:table-cell/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Al-Mursalaat</text:p>
          </table:table-cell>
          <table:table-cell/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Az-Zalzalah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96" calcext:value-type="float">
            <text:p>96</text:p>
          </table:table-cell>
          <table:table-cell table:style-name="ce20" office:value-type="string" calcext:value-type="string">
            <text:p>Al-Alaq</text:p>
          </table:table-cell>
          <table:table-cell table:style-name="ce12" table:formula="of:=&quot;96:1&quot;" office:value-type="string" office:string-value="96:1" calcext:value-type="string">
            <text:p>96:1</text:p>
          </table:table-cell>
          <table:table-cell table:style-name="ce12" table:formula="of:=&quot;96:19&quot;" office:value-type="string" office:string-value="96:19" calcext:value-type="string">
            <text:p>96:1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85" calcext:value-type="float">
            <text:p>85</text:p>
          </table:table-cell>
          <table:table-cell table:style-name="ce12" office:value-type="string" calcext:value-type="string">
            <text:p>Al-Burooj</text:p>
          </table:table-cell>
          <table:table-cell/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Al-Mutaffifeen</text:p>
          </table:table-cell>
          <table:table-cell/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Az-Zukhruf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97" calcext:value-type="float">
            <text:p>97</text:p>
          </table:table-cell>
          <table:table-cell table:style-name="ce12" office:value-type="string" calcext:value-type="string">
            <text:p>Al-Qadr</text:p>
          </table:table-cell>
          <table:table-cell table:style-name="ce12" table:formula="of:=&quot;97:1&quot;" office:value-type="string" office:string-value="97:1" calcext:value-type="string">
            <text:p>97:1</text:p>
          </table:table-cell>
          <table:table-cell table:style-name="ce12" table:formula="of:=&quot;97:5&quot;" office:value-type="string" office:string-value="97:5" calcext:value-type="string">
            <text:p>97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Al-Fajr</text:p>
          </table:table-cell>
          <table:table-cell/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Al-Muzzammil</text:p>
          </table:table-cell>
          <table:table-cell/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Az-Zumar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98" calcext:value-type="float">
            <text:p>98</text:p>
          </table:table-cell>
          <table:table-cell table:style-name="ce20" office:value-type="string" calcext:value-type="string">
            <text:p>Al-Bayyinahh</text:p>
          </table:table-cell>
          <table:table-cell table:style-name="ce12" table:formula="of:=&quot;98:1&quot;" office:value-type="string" office:string-value="98:1" calcext:value-type="string">
            <text:p>98:1</text:p>
          </table:table-cell>
          <table:table-cell table:style-name="ce12" table:formula="of:=&quot;98:8&quot;" office:value-type="string" office:string-value="98:8" calcext:value-type="string">
            <text:p>98:8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2" office:value-type="float" office:value="113" calcext:value-type="float">
            <text:p>113</text:p>
          </table:table-cell>
          <table:table-cell table:style-name="ce12" office:value-type="string" calcext:value-type="string">
            <text:p>Al-Falaq</text:p>
          </table:table-cell>
          <table:table-cell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Al-Qaari’ah</text:p>
          </table:table-cell>
          <table:table-cell/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Faatir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Az-Zalzalah</text:p>
          </table:table-cell>
          <table:table-cell table:style-name="ce12" table:formula="of:=&quot;99:1&quot;" office:value-type="string" office:string-value="99:1" calcext:value-type="string">
            <text:p>99:1</text:p>
          </table:table-cell>
          <table:table-cell table:style-name="ce12" table:formula="of:=&quot;99:8&quot;" office:value-type="string" office:string-value="99:8" calcext:value-type="string">
            <text:p>99:8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Al-Fath</text:p>
          </table:table-cell>
          <table:table-cell/>
          <table:table-cell table:style-name="ce12" office:value-type="float" office:value="97" calcext:value-type="float">
            <text:p>97</text:p>
          </table:table-cell>
          <table:table-cell table:style-name="ce12" office:value-type="string" calcext:value-type="string">
            <text:p>Al-Qadr</text:p>
          </table:table-cell>
          <table:table-cell/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Fussilat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Al-’Aadiyaat</text:p>
          </table:table-cell>
          <table:table-cell table:style-name="ce12" table:formula="of:=&quot;100:1&quot;" office:value-type="string" office:string-value="100:1" calcext:value-type="string">
            <text:p>100:1</text:p>
          </table:table-cell>
          <table:table-cell table:style-name="ce12" table:formula="of:=&quot;101:11&quot;" office:value-type="string" office:string-value="101:11" calcext:value-type="string">
            <text:p>101:1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l-Fatiha</text:p>
          </table:table-cell>
          <table:table-cell/>
          <table:table-cell table:style-name="ce12" office:value-type="float" office:value="68" calcext:value-type="float">
            <text:p>68</text:p>
          </table:table-cell>
          <table:table-cell table:style-name="ce12" office:value-type="string" calcext:value-type="string">
            <text:p>Al-Qalam</text:p>
          </table:table-cell>
          <table:table-cell/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Ghafir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Al-Qaari’ah</text:p>
          </table:table-cell>
          <table:table-cell table:style-name="ce12" table:formula="of:=&quot;101:1&quot;" office:value-type="string" office:string-value="101:1" calcext:value-type="string">
            <text:p>101:1</text:p>
          </table:table-cell>
          <table:table-cell table:style-name="ce12" table:formula="of:=&quot;101:11&quot;" office:value-type="string" office:string-value="101:11" calcext:value-type="string">
            <text:p>101:1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Al-Feel</text:p>
          </table:table-cell>
          <table:table-cell/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Al-Qamar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Hud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102" calcext:value-type="float">
            <text:p>102</text:p>
          </table:table-cell>
          <table:table-cell table:style-name="ce20" office:value-type="string" calcext:value-type="string">
            <text:p>At-Takaathur</text:p>
          </table:table-cell>
          <table:table-cell table:style-name="ce20" table:formula="of:=&quot;102:1&quot;" office:value-type="string" office:string-value="102:1" calcext:value-type="string">
            <text:p>102:1</text:p>
          </table:table-cell>
          <table:table-cell table:style-name="ce20" table:formula="of:=&quot;102:8&quot;" office:value-type="string" office:string-value="102:8" calcext:value-type="string">
            <text:p>102:8</text:p>
          </table:table-cell>
          <table:table-cell table:style-name="ce20" office:value-type="string" calcext:value-type="string">
            <text:p>Makkah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l-Furqan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Al-Qasas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Ibrahim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Al-’Asr</text:p>
          </table:table-cell>
          <table:table-cell table:style-name="ce12" table:formula="of:=&quot;103:1&quot;" office:value-type="string" office:string-value="103:1" calcext:value-type="string">
            <text:p>103:1</text:p>
          </table:table-cell>
          <table:table-cell table:style-name="ce12" table:formula="of:=&quot;103:3&quot;" office:value-type="string" office:string-value="103:3" calcext:value-type="string">
            <text:p>103:3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Al-Ghaashiyah</text:p>
          </table:table-cell>
          <table:table-cell/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Al-Qiyamah</text:p>
          </table:table-cell>
          <table:table-cell/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Luqmaan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104" calcext:value-type="float">
            <text:p>104</text:p>
          </table:table-cell>
          <table:table-cell table:style-name="ce20" office:value-type="string" calcext:value-type="string">
            <text:p>Al-Humazah</text:p>
          </table:table-cell>
          <table:table-cell table:style-name="ce12" table:formula="of:=&quot;104:1&quot;" office:value-type="string" office:string-value="104:1" calcext:value-type="string">
            <text:p>104:1</text:p>
          </table:table-cell>
          <table:table-cell table:style-name="ce12" table:formula="of:=&quot;104:9&quot;" office:value-type="string" office:string-value="104:9" calcext:value-type="string">
            <text:p>104: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69" calcext:value-type="float">
            <text:p>69</text:p>
          </table:table-cell>
          <table:table-cell table:style-name="ce12" office:value-type="string" calcext:value-type="string">
            <text:p>Al-Haaqqa</text:p>
          </table:table-cell>
          <table:table-cell/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Al-Waqi’a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Maryam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Al-Feel</text:p>
          </table:table-cell>
          <table:table-cell table:style-name="ce12" table:formula="of:=&quot;105:1&quot;" office:value-type="string" office:string-value="105:1" calcext:value-type="string">
            <text:p>105:1</text:p>
          </table:table-cell>
          <table:table-cell table:style-name="ce12" table:formula="of:=&quot;105:5&quot;" office:value-type="string" office:string-value="105:5" calcext:value-type="string">
            <text:p>105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Al-Hadeed</text:p>
          </table:table-cell>
          <table:table-cell/>
          <table:table-cell table:style-name="ce12" office:value-type="float" office:value="114" calcext:value-type="float">
            <text:p>114</text:p>
          </table:table-cell>
          <table:table-cell table:style-name="ce12" office:value-type="string" calcext:value-type="string">
            <text:p>An-Naas</text:p>
          </table:table-cell>
          <table:table-cell/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Muhammad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106" calcext:value-type="float">
            <text:p>106</text:p>
          </table:table-cell>
          <table:table-cell table:style-name="ce20" office:value-type="string" calcext:value-type="string">
            <text:p>Quraysh</text:p>
          </table:table-cell>
          <table:table-cell table:style-name="ce12" table:formula="of:=&quot;106:1&quot;" office:value-type="string" office:string-value="106:1" calcext:value-type="string">
            <text:p>106:1</text:p>
          </table:table-cell>
          <table:table-cell table:style-name="ce12" table:formula="of:=&quot;106:4&quot;" office:value-type="string" office:string-value="106:4" calcext:value-type="string">
            <text:p>106:4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Al-Hajj</text:p>
          </table:table-cell>
          <table:table-cell/>
          <table:table-cell table:style-name="ce12" office:value-type="float" office:value="79" calcext:value-type="float">
            <text:p>79</text:p>
          </table:table-cell>
          <table:table-cell table:style-name="ce12" office:value-type="string" calcext:value-type="string">
            <text:p>An-Naazi’aat</text:p>
          </table:table-cell>
          <table:table-cell/>
          <table:table-cell table:style-name="ce12" office:value-type="float" office:value="71" calcext:value-type="float">
            <text:p>71</text:p>
          </table:table-cell>
          <table:table-cell table:style-name="ce12" office:value-type="string" calcext:value-type="string">
            <text:p>Nooh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Al-Maa’oon</text:p>
          </table:table-cell>
          <table:table-cell table:style-name="ce12" table:formula="of:=&quot;107:1&quot;" office:value-type="string" office:string-value="107:1" calcext:value-type="string">
            <text:p>107:1</text:p>
          </table:table-cell>
          <table:table-cell table:style-name="ce12" table:formula="of:=&quot;107:7&quot;" office:value-type="string" office:string-value="107:7" calcext:value-type="string">
            <text:p>107: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Al-Hashr</text:p>
          </table:table-cell>
          <table:table-cell/>
          <table:table-cell table:style-name="ce12" office:value-type="float" office:value="78" calcext:value-type="float">
            <text:p>78</text:p>
          </table:table-cell>
          <table:table-cell table:style-name="ce12" office:value-type="string" calcext:value-type="string">
            <text:p>An-Naba</text:p>
          </table:table-cell>
          <table:table-cell/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Qaaf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108" calcext:value-type="float">
            <text:p>108</text:p>
          </table:table-cell>
          <table:table-cell table:style-name="ce20" office:value-type="string" calcext:value-type="string">
            <text:p>Al-Kawthar</text:p>
          </table:table-cell>
          <table:table-cell table:style-name="ce12" table:formula="of:=&quot;108:1&quot;" office:value-type="string" office:string-value="108:1" calcext:value-type="string">
            <text:p>108:1</text:p>
          </table:table-cell>
          <table:table-cell table:style-name="ce12" table:formula="of:=&quot;108:3&quot;" office:value-type="string" office:string-value="108:3" calcext:value-type="string">
            <text:p>108:3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l-Hijr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n-Nahl</text:p>
          </table:table-cell>
          <table:table-cell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Quraysh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Al-Kaafiroon</text:p>
          </table:table-cell>
          <table:table-cell table:style-name="ce12" table:formula="of:=&quot;109:1&quot;" office:value-type="string" office:string-value="109:1" calcext:value-type="string">
            <text:p>109:1</text:p>
          </table:table-cell>
          <table:table-cell table:style-name="ce12" table:formula="of:=&quot;109:6&quot;" office:value-type="string" office:string-value="109:6" calcext:value-type="string">
            <text:p>109: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Al-Hujuraat</text:p>
          </table:table-cell>
          <table:table-cell/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An-Najm</text:p>
          </table:table-cell>
          <table:table-cell/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Saad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An-Nasr</text:p>
          </table:table-cell>
          <table:table-cell table:style-name="ce12" table:formula="of:=&quot;110:1&quot;" office:value-type="string" office:string-value="110:1" calcext:value-type="string">
            <text:p>110:1</text:p>
          </table:table-cell>
          <table:table-cell table:style-name="ce12" table:formula="of:=&quot;110:3&quot;" office:value-type="string" office:string-value="110:3" calcext:value-type="string">
            <text:p>110:3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Al-Humazah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An-Naml</text:p>
          </table:table-cell>
          <table:table-cell/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Saba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111" calcext:value-type="float">
            <text:p>111</text:p>
          </table:table-cell>
          <table:table-cell table:style-name="ce12" office:value-type="string" calcext:value-type="string">
            <text:p>Al-Masad</text:p>
          </table:table-cell>
          <table:table-cell table:style-name="ce12" table:formula="of:=&quot;111:1&quot;" office:value-type="string" office:string-value="111:1" calcext:value-type="string">
            <text:p>111:1</text:p>
          </table:table-cell>
          <table:table-cell table:style-name="ce12" table:formula="of:=&quot;111:5&quot;" office:value-type="string" office:string-value="111:5" calcext:value-type="string">
            <text:p>111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112" calcext:value-type="float">
            <text:p>112</text:p>
          </table:table-cell>
          <table:table-cell table:style-name="ce12" office:value-type="string" calcext:value-type="string">
            <text:p>Al-Ikhlaas</text:p>
          </table:table-cell>
          <table:table-cell/>
          <table:table-cell table:style-name="ce12" office:value-type="float" office:value="110" calcext:value-type="float">
            <text:p>110</text:p>
          </table:table-cell>
          <table:table-cell table:style-name="ce12" office:value-type="string" calcext:value-type="string">
            <text:p>An-Nasr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Ta-Ha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112" calcext:value-type="float">
            <text:p>112</text:p>
          </table:table-cell>
          <table:table-cell table:style-name="ce20" office:value-type="string" calcext:value-type="string">
            <text:p>Al-Ikhlaas</text:p>
          </table:table-cell>
          <table:table-cell table:style-name="ce12" table:formula="of:=&quot;112:1&quot;" office:value-type="string" office:string-value="112:1" calcext:value-type="string">
            <text:p>112:1</text:p>
          </table:table-cell>
          <table:table-cell table:style-name="ce12" table:formula="of:=&quot;112:4&quot;" office:value-type="string" office:string-value="112:4" calcext:value-type="string">
            <text:p>112:4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Al-Infitar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An-Nisa</text:p>
          </table:table-cell>
          <table:table-cell/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Yaseen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12" office:value-type="float" office:value="113" calcext:value-type="float">
            <text:p>113</text:p>
          </table:table-cell>
          <table:table-cell table:style-name="ce12" office:value-type="string" calcext:value-type="string">
            <text:p>Al-Falaq</text:p>
          </table:table-cell>
          <table:table-cell table:style-name="ce12" table:formula="of:=&quot;113:1&quot;" office:value-type="string" office:string-value="113:1" calcext:value-type="string">
            <text:p>113:1</text:p>
          </table:table-cell>
          <table:table-cell table:style-name="ce12" table:formula="of:=&quot;113:5&quot;" office:value-type="string" office:string-value="113:5" calcext:value-type="string">
            <text:p>113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76" calcext:value-type="float">
            <text:p>76</text:p>
          </table:table-cell>
          <table:table-cell table:style-name="ce12" office:value-type="string" calcext:value-type="string">
            <text:p>Al-Insaan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An-Nur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Yunus</text:p>
          </table:table-cell>
          <table:table-cell/>
        </table:table-row>
        <table:table-row table:style-name="ro1">
          <table:covered-table-cell table:style-name="ce12" office:value-type="float" office:value="30" calcext:value-type="float">
            <text:p>30</text:p>
          </table:covered-table-cell>
          <table:table-cell table:style-name="ce20" office:value-type="float" office:value="114" calcext:value-type="float">
            <text:p>114</text:p>
          </table:table-cell>
          <table:table-cell table:style-name="ce20" office:value-type="string" calcext:value-type="string">
            <text:p>An-Naas</text:p>
          </table:table-cell>
          <table:table-cell table:style-name="ce12" table:formula="of:=&quot;114:1&quot;" office:value-type="string" office:string-value="114:1" calcext:value-type="string">
            <text:p>114:1</text:p>
          </table:table-cell>
          <table:table-cell table:style-name="ce12" table:formula="of:=&quot;114:6&quot;" office:value-type="string" office:string-value="114:6" calcext:value-type="string">
            <text:p>114: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2" office:value-type="float" office:value="84" calcext:value-type="float">
            <text:p>84</text:p>
          </table:table-cell>
          <table:table-cell table:style-name="ce6" office:value-type="string" calcext:value-type="string">
            <text:p>Al-Inshiqaaq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style-name="ce6" office:value-type="string" calcext:value-type="string">
            <text:p>Ar-Ra'd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Yusuf</text:p>
          </table:table-cell>
          <table:table-cell/>
        </table:table-row>
        <table:table-row table:style-name="ro1" table:number-rows-repeated="60">
          <table:table-cell table:style-name="Default" table:number-columns-repeated="6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 table:number-rows-repeated="114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104836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URAN-V1" table:style-name="ta1">
        <office:forms form:automatic-focus="false" form:apply-design-mode="false"/>
        <table:table-column table:style-name="co20" table:default-cell-style-name="ce10"/>
        <table:table-column table:style-name="co16" table:default-cell-style-name="Default"/>
        <table:table-column table:style-name="co21" table:default-cell-style-name="ce10"/>
        <table:table-column table:style-name="co22" table:default-cell-style-name="ce10"/>
        <table:table-column table:style-name="co23" table:default-cell-style-name="Default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3" table:default-cell-style-name="ce10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  <table:table-cell table:style-name="ce43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43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11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  <table:table-cell table:style-name="ce43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  <table:table-cell table:style-name="ce11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  <table:table-cell table:style-name="ce43"/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'Abasa</text:p>
          </table:table-cell>
          <table:table-cell table:style-name="ce9" office:value-type="float" office:value="42" calcext:value-type="float">
            <text:p>42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11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  <table:table-cell table:style-name="ce43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43"/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43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43"/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  <table:table-cell table:style-name="ce11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  <table:table-cell table:style-name="ce43"/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  <table:table-cell table:style-name="ce11"/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43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  <table:table-cell table:style-name="ce11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43"/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  <table:table-cell table:style-name="ce43"/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  <table:table-cell table:style-name="ce11"/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43"/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  <table:table-cell table:style-name="ce43"/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43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43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  <table:table-cell table:style-name="ce43"/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43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  <table:table-cell table:style-name="ce11"/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43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43"/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43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43"/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11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  <table:table-cell table:style-name="ce43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43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43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  <table:table-cell table:style-name="ce11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  <table:table-cell table:style-name="ce43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11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  <table:table-cell table:style-name="ce43"/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  <table:table-cell table:style-name="ce43"/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43"/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43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  <table:table-cell table:style-name="ce11"/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43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43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  <table:table-cell table:style-name="ce43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43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43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43"/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43"/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43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Abasa</text:p>
          </table:table-cell>
          <table:table-cell table:style-name="ce9" office:value-type="float" office:value="42" calcext:value-type="float">
            <text:p>42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43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43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43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  <table:table-cell table:style-name="ce43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43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  <table:table-cell table:style-name="ce43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  <table:table-cell table:style-name="ce43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  <table:table-cell table:style-name="ce43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43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  <table:table-cell table:style-name="ce43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43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43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43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43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43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43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43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43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  <table:table-cell table:style-name="ce11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  <table:table-cell table:style-name="ce43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  <table:table-cell table:style-name="ce43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43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</table:table-row>
        <table:table-row table:style-name="ro1"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  <table:table-cell table:style-name="ce43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  <table:table-cell table:style-name="ce43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43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43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  <table:table-cell table:style-name="ce11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43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43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43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  <table:table-cell table:style-name="ce43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11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  <table:table-cell table:style-name="ce43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43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11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  <table:table-cell table:style-name="ce43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  <table:table-cell table:style-name="ce11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  <table:table-cell table:style-name="ce43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43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43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11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43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  <table:table-cell table:style-name="ce11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  <table:table-cell table:style-name="ce43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  <table:table-cell table:style-name="ce43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</table:table-row>
        <table:table-row table:style-name="ro3">
          <table:table-cell table:style-name="ce2" office:value-type="string" calcext:value-type="string" table:number-columns-spanned="11" table:number-rows-spanned="1">
            <text:p>JUZ LIST</text:p>
          </table:table-cell>
          <table:covered-table-cell table:number-columns-repeated="2" table:style-name="ce4"/>
          <table:covered-table-cell table:style-name="ce7"/>
          <table:covered-table-cell table:number-columns-repeated="3" table:style-name="ce4"/>
          <table:covered-table-cell table:style-name="ce43"/>
          <table:covered-table-cell table:style-name="ce9"/>
          <table:covered-table-cell table:number-columns-repeated="2" table:style-name="ce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5" table:formula="of:=&quot;[1:1]&quot;" office:value-type="string" office:string-value="[1:1]" calcext:value-type="string">
            <text:p>[1:1]</text:p>
          </table:table-cell>
          <table:table-cell table:style-name="ce11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At-Taubah</text:p>
          </table:table-cell>
          <table:table-cell table:style-name="ce5" table:formula="of:=&quot;[9:93]&quot;" office:value-type="string" office:string-value="[9:93]" calcext:value-type="string">
            <text:p>[9:93]</text:p>
          </table:table-cell>
          <table:table-cell table:style-name="ce43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'Ankabuut</text:p>
          </table:table-cell>
          <table:table-cell table:style-name="ce5" table:formula="of:=&quot;[29:46]&quot;" office:value-type="string" office:string-value="[29:46]" calcext:value-type="string">
            <text:p>[29:46]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5" table:formula="of:=&quot;[2:142]&quot;" office:value-type="string" office:string-value="[2:142]" calcext:value-type="string">
            <text:p>[2:142]</text:p>
          </table:table-cell>
          <table:table-cell table:style-name="ce11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Huud</text:p>
          </table:table-cell>
          <table:table-cell table:style-name="ce5" table:formula="of:=&quot;[11:6]&quot;" office:value-type="string" office:string-value="[11:6]" calcext:value-type="string">
            <text:p>[11:6]</text:p>
          </table:table-cell>
          <table:table-cell table:style-name="ce43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Ahzab</text:p>
          </table:table-cell>
          <table:table-cell table:style-name="ce5" table:formula="of:=&quot;[33:31]&quot;" office:value-type="string" office:string-value="[33:31]" calcext:value-type="string">
            <text:p>[33:31]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-Baqarah</text:p>
          </table:table-cell>
          <table:table-cell table:style-name="ce5" table:formula="of:=&quot;[2:253]&quot;" office:value-type="string" office:string-value="[2:253]" calcext:value-type="string">
            <text:p>[2:253]</text:p>
          </table:table-cell>
          <table:table-cell table:style-name="ce11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Yusuf</text:p>
          </table:table-cell>
          <table:table-cell table:style-name="ce5" table:formula="of:=&quot;[12:53]&quot;" office:value-type="string" office:string-value="[12:53]" calcext:value-type="string">
            <text:p>[12:53]</text:p>
          </table:table-cell>
          <table:table-cell table:style-name="ce43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Yaasiin</text:p>
          </table:table-cell>
          <table:table-cell table:style-name="ce5" table:formula="of:=&quot;[36:28]&quot;" office:value-type="string" office:string-value="[36:28]" calcext:value-type="string">
            <text:p>[36:28]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li 'Imran</text:p>
          </table:table-cell>
          <table:table-cell table:style-name="ce5" table:formula="of:=&quot;[3:93]&quot;" office:value-type="string" office:string-value="[3:93]" calcext:value-type="string">
            <text:p>[3:93]</text:p>
          </table:table-cell>
          <table:table-cell table:style-name="ce11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Al-Hijr</text:p>
          </table:table-cell>
          <table:table-cell table:style-name="ce5" table:formula="of:=&quot;[15:1]&quot;" office:value-type="string" office:string-value="[15:1]" calcext:value-type="string">
            <text:p>[15:1]</text:p>
          </table:table-cell>
          <table:table-cell table:style-name="ce43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z-Zumar</text:p>
          </table:table-cell>
          <table:table-cell table:style-name="ce5" table:formula="of:=&quot;[39:32]&quot;" office:value-type="string" office:string-value="[39:32]" calcext:value-type="string">
            <text:p>[39:32]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n-Nisaa'</text:p>
          </table:table-cell>
          <table:table-cell table:style-name="ce5" table:formula="of:=&quot;[4:24]&quot;" office:value-type="string" office:string-value="[4:24]" calcext:value-type="string">
            <text:p>[4:24]</text:p>
          </table:table-cell>
          <table:table-cell table:style-name="ce11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Israa'</text:p>
          </table:table-cell>
          <table:table-cell table:style-name="ce5" table:formula="of:=&quot;[17:1]&quot;" office:value-type="string" office:string-value="[17:1]" calcext:value-type="string">
            <text:p>[17:1]</text:p>
          </table:table-cell>
          <table:table-cell table:style-name="ce43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Fushshilat</text:p>
          </table:table-cell>
          <table:table-cell table:style-name="ce5" table:formula="of:=&quot;[41:47]&quot;" office:value-type="string" office:string-value="[41:47]" calcext:value-type="string">
            <text:p>[41:47]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n-Nisaa'</text:p>
          </table:table-cell>
          <table:table-cell table:style-name="ce5" table:formula="of:=&quot;[4:148]&quot;" office:value-type="string" office:string-value="[4:148]" calcext:value-type="string">
            <text:p>[4:148]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l-Kahfi</text:p>
          </table:table-cell>
          <table:table-cell table:style-name="ce5" table:formula="of:=&quot;[18:75]&quot;" office:value-type="string" office:string-value="[18:75]" calcext:value-type="string">
            <text:p>[18:75]</text:p>
          </table:table-cell>
          <table:table-cell table:style-name="ce43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l-Ahqaaf</text:p>
          </table:table-cell>
          <table:table-cell table:style-name="ce5" table:formula="of:=&quot;[46:1]&quot;" office:value-type="string" office:string-value="[46:1]" calcext:value-type="string">
            <text:p>[46:1]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Maa`idah</text:p>
          </table:table-cell>
          <table:table-cell table:style-name="ce5" table:formula="of:=&quot;[5:83]&quot;" office:value-type="string" office:string-value="[5:83]" calcext:value-type="string">
            <text:p>[5:83]</text:p>
          </table:table-cell>
          <table:table-cell table:style-name="ce11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Anbiyaa'</text:p>
          </table:table-cell>
          <table:table-cell table:style-name="ce5" table:formula="of:=&quot;[21:1]&quot;" office:value-type="string" office:string-value="[21:1]" calcext:value-type="string">
            <text:p>[21:1]</text:p>
          </table:table-cell>
          <table:table-cell table:style-name="ce43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dz-Dzariyaat</text:p>
          </table:table-cell>
          <table:table-cell table:style-name="ce5" table:formula="of:=&quot;[51:31]&quot;" office:value-type="string" office:string-value="[51:31]" calcext:value-type="string">
            <text:p>[51:31]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'am</text:p>
          </table:table-cell>
          <table:table-cell table:style-name="ce5" table:formula="of:=&quot;[6:111]&quot;" office:value-type="string" office:string-value="[6:111]" calcext:value-type="string">
            <text:p>[6:111]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Mu'minuun</text:p>
          </table:table-cell>
          <table:table-cell table:style-name="ce5" table:formula="of:=&quot;[23:1]&quot;" office:value-type="string" office:string-value="[23:1]" calcext:value-type="string">
            <text:p>[23:1]</text:p>
          </table:table-cell>
          <table:table-cell table:style-name="ce43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Mujaadilah</text:p>
          </table:table-cell>
          <table:table-cell table:style-name="ce5" table:formula="of:=&quot;[58:1]&quot;" office:value-type="string" office:string-value="[58:1]" calcext:value-type="string">
            <text:p>[58:1]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l-A'raaf</text:p>
          </table:table-cell>
          <table:table-cell table:style-name="ce5" table:formula="of:=&quot;[7:88]&quot;" office:value-type="string" office:string-value="[7:88]" calcext:value-type="string">
            <text:p>[7:88]</text:p>
          </table:table-cell>
          <table:table-cell table:style-name="ce11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Al-Furqaan</text:p>
          </table:table-cell>
          <table:table-cell table:style-name="ce5" table:formula="of:=&quot;[25:21]&quot;" office:value-type="string" office:string-value="[25:21]" calcext:value-type="string">
            <text:p>[25:21]</text:p>
          </table:table-cell>
          <table:table-cell table:style-name="ce43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Mulk</text:p>
          </table:table-cell>
          <table:table-cell table:style-name="ce5" table:formula="of:=&quot;[67:1]&quot;" office:value-type="string" office:string-value="[67:1]" calcext:value-type="string">
            <text:p>[67:1]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Al-Anfaal</text:p>
          </table:table-cell>
          <table:table-cell table:style-name="ce5" table:formula="of:=&quot;[8:41]&quot;" office:value-type="string" office:string-value="[8:41]" calcext:value-type="string">
            <text:p>[8:41]</text:p>
          </table:table-cell>
          <table:table-cell table:style-name="ce11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An-Naml</text:p>
          </table:table-cell>
          <table:table-cell table:style-name="ce5" table:formula="of:=&quot;[27:56]&quot;" office:value-type="string" office:string-value="[27:56]" calcext:value-type="string">
            <text:p>[27:56]</text:p>
          </table:table-cell>
          <table:table-cell table:style-name="ce43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n-Naba'</text:p>
          </table:table-cell>
          <table:table-cell table:style-name="ce5" table:formula="of:=&quot;[78:1]&quot;" office:value-type="string" office:string-value="[78:1]" calcext:value-type="string">
            <text:p>[78:1]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2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38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10484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QURAN-JUZ-1-29'.H39:'QURAN-JUZ-1-29'.I11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QURAN-JUZ-30'.H1:'QURAN-JUZ-30'.I11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QURAN-V1'.A39:'QURAN-V1'.C1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2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5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p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AL-QURAN: SURAH LIST</text:p>
      </style:header>
      <style:header-left style:display="false"/>
      <style:footer>
        <style:region-left>
          <text:p><text:span text:style-name="MT2">REV 05 22-APR-2021 (https://rms46.vlsm.org/2/230.pdf)</text:span></text:p>
        </style:region-left>
        <style:region-center>
          <text:p><text:span text:style-name="MT1">Source: WikiPedia + ibnumajjah.com </text:span></text:p>
        </style:region-center>
        <style:region-right>
          <text:p>(c) 2021 This is a free document.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7:29:30.125334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07:00:26.192338536</meta:creation-date>
    <meta:generator>LibreOffice/6.4.7.2$Linux_X86_64 LibreOffice_project/40$Build-2</meta:generator>
    <dc:date>2021-04-22T18:25:46.175890813</dc:date>
    <meta:editing-duration>PT12H2M46S</meta:editing-duration>
    <meta:editing-cycles>230</meta:editing-cycles>
    <meta:print-date>2021-04-22T18:27:02.422596490</meta:print-date>
    <meta:document-statistic meta:table-count="3" meta:cell-count="1833" meta:object-count="0"/>
  </office:meta>
</office:document-meta>
</file>